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" table:style-name="ta1">
        <table:shapes>
          <draw:frame draw:z-index="0" draw:name="Comparación Double-Integer D= 2" draw:style-name="gr1" draw:text-style-name="P1" svg:width="15.999cm" svg:height="8.999cm" svg:x="15.793cm" svg:y="7.272cm">
            <draw:object draw:notify-on-update-of-ranges="compara.I4:compara.O4 compara.I5:compara.O5 compara.I4:compara.O4 compara.I9:compara.O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255555057" calcext:value-type="float">
            <text:p>255555057</text:p>
          </table:table-cell>
          <table:table-cell office:value-type="float" office:value="18076.2" calcext:value-type="float">
            <text:p>18076,2</text:p>
          </table:table-cell>
          <table:table-cell office:value-type="float" office:value="5.884" calcext:value-type="float">
            <text:p>5,88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-197401047" calcext:value-type="float">
            <text:p>-197401047</text:p>
          </table:table-cell>
          <table:table-cell office:value-type="float" office:value="18052.2" calcext:value-type="float">
            <text:p>18052,2</text:p>
          </table:table-cell>
          <table:table-cell office:value-type="float" office:value="5.876" calcext:value-type="float">
            <text:p>5,8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940804752" calcext:value-type="float">
            <text:p>940804752</text:p>
          </table:table-cell>
          <table:table-cell office:value-type="float" office:value="18050.4" calcext:value-type="float">
            <text:p>18050,4</text:p>
          </table:table-cell>
          <table:table-cell office:value-type="float" office:value="5.876" calcext:value-type="float">
            <text:p>5,8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-1649736577" calcext:value-type="float">
            <text:p>-1649736577</text:p>
          </table:table-cell>
          <table:table-cell office:value-type="float" office:value="18055" calcext:value-type="float">
            <text:p>18055</text:p>
          </table:table-cell>
          <table:table-cell office:value-type="float" office:value="5.877" calcext:value-type="float">
            <text:p>5,877</text:p>
          </table:table-cell>
          <table:table-cell table:number-columns-repeated="2"/>
          <table:table-cell office:value-type="float" office:value="3072" calcext:value-type="float">
            <text:p>3072</text:p>
          </table:table-cell>
          <table:table-cell office:value-type="float" office:value="9216" calcext:value-type="float">
            <text:p>9216</text:p>
          </table:table-cell>
          <table:table-cell office:value-type="float" office:value="81920" calcext:value-type="float">
            <text:p>81920</text:p>
          </table:table-cell>
          <table:table-cell office:value-type="float" office:value="122880" calcext:value-type="float">
            <text:p>122880</text:p>
          </table:table-cell>
          <table:table-cell office:value-type="float" office:value="327680" calcext:value-type="float">
            <text:p>327680</text:p>
          </table:table-cell>
          <table:table-cell office:value-type="float" office:value="655360" calcext:value-type="float">
            <text:p>655360</text:p>
          </table:table-cell>
          <table:table-cell office:value-type="float" office:value="1310720" calcext:value-type="float">
            <text:p>13107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-1649736577" calcext:value-type="float">
            <text:p>-1649736577</text:p>
          </table:table-cell>
          <table:table-cell office:value-type="float" office:value="18043.4" calcext:value-type="float">
            <text:p>18043,4</text:p>
          </table:table-cell>
          <table:table-cell office:value-type="float" office:value="5.874" calcext:value-type="float">
            <text:p>5,874</text:p>
          </table:table-cell>
          <table:table-cell table:number-columns-repeated="2"/>
          <table:table-cell table:formula="of:=SUM([.F$1:.F$10])/10" office:value-type="float" office:value="5.8768" calcext:value-type="float">
            <text:p>5,8768</text:p>
          </table:table-cell>
          <table:table-cell table:formula="of:=AVERAGE([.F11:.F20])" office:value-type="float" office:value="5.894" calcext:value-type="float">
            <text:p>5,894</text:p>
          </table:table-cell>
          <table:table-cell table:formula="of:=AVERAGE([.F21:.F30])" office:value-type="float" office:value="5.9073" calcext:value-type="float">
            <text:p>5,9073</text:p>
          </table:table-cell>
          <table:table-cell table:formula="of:=AVERAGE([.F31:.F40])" office:value-type="float" office:value="5.9182" calcext:value-type="float">
            <text:p>5,9182</text:p>
          </table:table-cell>
          <table:table-cell table:formula="of:=AVERAGE([.F41:.F50])" office:value-type="float" office:value="5.9443" calcext:value-type="float">
            <text:p>5,9443</text:p>
          </table:table-cell>
          <table:table-cell table:formula="of:=AVERAGE([.F51:.F60])" office:value-type="float" office:value="5.9413" calcext:value-type="float">
            <text:p>5,9413</text:p>
          </table:table-cell>
          <table:table-cell table:formula="of:=AVERAGE([.F61:.F70])" office:value-type="float" office:value="5.921" calcext:value-type="float">
            <text:p>5,9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611235824" calcext:value-type="float">
            <text:p>611235824</text:p>
          </table:table-cell>
          <table:table-cell office:value-type="float" office:value="18056.4" calcext:value-type="float">
            <text:p>18056,4</text:p>
          </table:table-cell>
          <table:table-cell office:value-type="float" office:value="5.878" calcext:value-type="float">
            <text:p>5,87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-309979310" calcext:value-type="float">
            <text:p>-309979310</text:p>
          </table:table-cell>
          <table:table-cell office:value-type="float" office:value="18053.2" calcext:value-type="float">
            <text:p>18053,2</text:p>
          </table:table-cell>
          <table:table-cell office:value-type="float" office:value="5.877" calcext:value-type="float">
            <text:p>5,87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-650325690" calcext:value-type="float">
            <text:p>-650325690</text:p>
          </table:table-cell>
          <table:table-cell office:value-type="float" office:value="18027.8" calcext:value-type="float">
            <text:p>18027,8</text:p>
          </table:table-cell>
          <table:table-cell office:value-type="float" office:value="5.868" calcext:value-type="float">
            <text:p>5,86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-1214425044" calcext:value-type="float">
            <text:p>-1214425044</text:p>
          </table:table-cell>
          <table:table-cell office:value-type="float" office:value="18067.6" calcext:value-type="float">
            <text:p>18067,6</text:p>
          </table:table-cell>
          <table:table-cell office:value-type="float" office:value="5.881" calcext:value-type="float">
            <text:p>5,881</text:p>
          </table:table-cell>
          <table:table-cell table:number-columns-repeated="2"/>
          <table:table-cell office:value-type="float" office:value="7.1402" calcext:value-type="float">
            <text:p>7,1402</text:p>
          </table:table-cell>
          <table:table-cell office:value-type="float" office:value="7.1724" calcext:value-type="float">
            <text:p>7,1724</text:p>
          </table:table-cell>
          <table:table-cell office:value-type="float" office:value="7.1359" calcext:value-type="float">
            <text:p>7,1359</text:p>
          </table:table-cell>
          <table:table-cell office:value-type="float" office:value="7.1619" calcext:value-type="float">
            <text:p>7,1619</text:p>
          </table:table-cell>
          <table:table-cell office:value-type="float" office:value="7.2115" calcext:value-type="float">
            <text:p>7,2115</text:p>
          </table:table-cell>
          <table:table-cell office:value-type="float" office:value="7.2024" calcext:value-type="float">
            <text:p>7,2024</text:p>
          </table:table-cell>
          <table:table-cell office:value-type="float" office:value="7.1758" calcext:value-type="float">
            <text:p>7,1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72" calcext:value-type="float">
            <text:p>3072</text:p>
          </table:table-cell>
          <table:table-cell office:value-type="float" office:value="384" calcext:value-type="float">
            <text:p>384</text:p>
          </table:table-cell>
          <table:table-cell office:value-type="float" office:value="-1661435029" calcext:value-type="float">
            <text:p>-1661435029</text:p>
          </table:table-cell>
          <table:table-cell office:value-type="float" office:value="18053.8" calcext:value-type="float">
            <text:p>18053,8</text:p>
          </table:table-cell>
          <table:table-cell office:value-type="float" office:value="5.877" calcext:value-type="float">
            <text:p>5,87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2139261038" calcext:value-type="float">
            <text:p>2139261038</text:p>
          </table:table-cell>
          <table:table-cell office:value-type="float" office:value="54325.4" calcext:value-type="float">
            <text:p>54325,4</text:p>
          </table:table-cell>
          <table:table-cell office:value-type="float" office:value="5.895" calcext:value-type="float">
            <text:p>5,89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70868629" calcext:value-type="float">
            <text:p>70868629</text:p>
          </table:table-cell>
          <table:table-cell office:value-type="float" office:value="54302" calcext:value-type="float">
            <text:p>54302</text:p>
          </table:table-cell>
          <table:table-cell office:value-type="float" office:value="5.892" calcext:value-type="float">
            <text:p>5,89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190602556" calcext:value-type="float">
            <text:p>190602556</text:p>
          </table:table-cell>
          <table:table-cell office:value-type="float" office:value="54322.4" calcext:value-type="float">
            <text:p>54322,4</text:p>
          </table:table-cell>
          <table:table-cell office:value-type="float" office:value="5.894" calcext:value-type="float">
            <text:p>5,89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-1005233353" calcext:value-type="float">
            <text:p>-1005233353</text:p>
          </table:table-cell>
          <table:table-cell office:value-type="float" office:value="54306.4" calcext:value-type="float">
            <text:p>54306,4</text:p>
          </table:table-cell>
          <table:table-cell office:value-type="float" office:value="5.893" calcext:value-type="float">
            <text:p>5,89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-1005233353" calcext:value-type="float">
            <text:p>-1005233353</text:p>
          </table:table-cell>
          <table:table-cell office:value-type="float" office:value="54342" calcext:value-type="float">
            <text:p>54342</text:p>
          </table:table-cell>
          <table:table-cell office:value-type="float" office:value="5.896" calcext:value-type="float">
            <text:p>5,89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717344044" calcext:value-type="float">
            <text:p>717344044</text:p>
          </table:table-cell>
          <table:table-cell office:value-type="float" office:value="54356.4" calcext:value-type="float">
            <text:p>54356,4</text:p>
          </table:table-cell>
          <table:table-cell office:value-type="float" office:value="5.898" calcext:value-type="float">
            <text:p>5,89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1095280279" calcext:value-type="float">
            <text:p>1095280279</text:p>
          </table:table-cell>
          <table:table-cell office:value-type="float" office:value="54320.8" calcext:value-type="float">
            <text:p>54320,8</text:p>
          </table:table-cell>
          <table:table-cell office:value-type="float" office:value="5.894" calcext:value-type="float">
            <text:p>5,89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873289101" calcext:value-type="float">
            <text:p>873289101</text:p>
          </table:table-cell>
          <table:table-cell office:value-type="float" office:value="54280.6" calcext:value-type="float">
            <text:p>54280,6</text:p>
          </table:table-cell>
          <table:table-cell office:value-type="float" office:value="5.89" calcext:value-type="float">
            <text:p>5,8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-1599925176" calcext:value-type="float">
            <text:p>-1599925176</text:p>
          </table:table-cell>
          <table:table-cell office:value-type="float" office:value="54316" calcext:value-type="float">
            <text:p>54316</text:p>
          </table:table-cell>
          <table:table-cell office:value-type="float" office:value="5.894" calcext:value-type="float">
            <text:p>5,89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6" calcext:value-type="float">
            <text:p>9216</text:p>
          </table:table-cell>
          <table:table-cell office:value-type="float" office:value="1152" calcext:value-type="float">
            <text:p>1152</text:p>
          </table:table-cell>
          <table:table-cell office:value-type="float" office:value="-1463674372" calcext:value-type="float">
            <text:p>-1463674372</text:p>
          </table:table-cell>
          <table:table-cell office:value-type="float" office:value="54314.6" calcext:value-type="float">
            <text:p>54314,6</text:p>
          </table:table-cell>
          <table:table-cell office:value-type="float" office:value="5.894" calcext:value-type="float">
            <text:p>5,89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-1927627421" calcext:value-type="float">
            <text:p>-1927627421</text:p>
          </table:table-cell>
          <table:table-cell office:value-type="float" office:value="483978.8" calcext:value-type="float">
            <text:p>483978,8</text:p>
          </table:table-cell>
          <table:table-cell office:value-type="float" office:value="5.908" calcext:value-type="float">
            <text:p>5,90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-1978031132" calcext:value-type="float">
            <text:p>-1978031132</text:p>
          </table:table-cell>
          <table:table-cell office:value-type="float" office:value="483908.2" calcext:value-type="float">
            <text:p>483908,2</text:p>
          </table:table-cell>
          <table:table-cell office:value-type="float" office:value="5.907" calcext:value-type="float">
            <text:p>5,90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-628012950" calcext:value-type="float">
            <text:p>-628012950</text:p>
          </table:table-cell>
          <table:table-cell office:value-type="float" office:value="483584.8" calcext:value-type="float">
            <text:p>483584,8</text:p>
          </table:table-cell>
          <table:table-cell office:value-type="float" office:value="5.903" calcext:value-type="float">
            <text:p>5,90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-447248520" calcext:value-type="float">
            <text:p>-447248520</text:p>
          </table:table-cell>
          <table:table-cell office:value-type="float" office:value="484755.8" calcext:value-type="float">
            <text:p>484755,8</text:p>
          </table:table-cell>
          <table:table-cell office:value-type="float" office:value="5.917" calcext:value-type="float">
            <text:p>5,91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-447248520" calcext:value-type="float">
            <text:p>-447248520</text:p>
          </table:table-cell>
          <table:table-cell office:value-type="float" office:value="483618" calcext:value-type="float">
            <text:p>483618</text:p>
          </table:table-cell>
          <table:table-cell office:value-type="float" office:value="5.904" calcext:value-type="float">
            <text:p>5,90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1985398961" calcext:value-type="float">
            <text:p>1985398961</text:p>
          </table:table-cell>
          <table:table-cell office:value-type="float" office:value="484690.4" calcext:value-type="float">
            <text:p>484690,4</text:p>
          </table:table-cell>
          <table:table-cell office:value-type="float" office:value="5.917" calcext:value-type="float">
            <text:p>5,91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-1133932664" calcext:value-type="float">
            <text:p>-1133932664</text:p>
          </table:table-cell>
          <table:table-cell office:value-type="float" office:value="484148.6" calcext:value-type="float">
            <text:p>484148,6</text:p>
          </table:table-cell>
          <table:table-cell office:value-type="float" office:value="5.91" calcext:value-type="float">
            <text:p>5,9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2088794670" calcext:value-type="float">
            <text:p>2088794670</text:p>
          </table:table-cell>
          <table:table-cell office:value-type="float" office:value="483503.8" calcext:value-type="float">
            <text:p>483503,8</text:p>
          </table:table-cell>
          <table:table-cell office:value-type="float" office:value="5.902" calcext:value-type="float">
            <text:p>5,9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-2017239430" calcext:value-type="float">
            <text:p>-2017239430</text:p>
          </table:table-cell>
          <table:table-cell office:value-type="float" office:value="483531.2" calcext:value-type="float">
            <text:p>483531,2</text:p>
          </table:table-cell>
          <table:table-cell office:value-type="float" office:value="5.902" calcext:value-type="float">
            <text:p>5,90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920" calcext:value-type="float">
            <text:p>81920</text:p>
          </table:table-cell>
          <table:table-cell office:value-type="float" office:value="10240" calcext:value-type="float">
            <text:p>10240</text:p>
          </table:table-cell>
          <table:table-cell office:value-type="float" office:value="1799234202" calcext:value-type="float">
            <text:p>1799234202</text:p>
          </table:table-cell>
          <table:table-cell office:value-type="float" office:value="483562.8" calcext:value-type="float">
            <text:p>483562,8</text:p>
          </table:table-cell>
          <table:table-cell office:value-type="float" office:value="5.903" calcext:value-type="float">
            <text:p>5,90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1204322063" calcext:value-type="float">
            <text:p>1204322063</text:p>
          </table:table-cell>
          <table:table-cell office:value-type="float" office:value="727181.8" calcext:value-type="float">
            <text:p>727181,8</text:p>
          </table:table-cell>
          <table:table-cell office:value-type="float" office:value="5.918" calcext:value-type="float">
            <text:p>5,91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-1082471498" calcext:value-type="float">
            <text:p>-1082471498</text:p>
          </table:table-cell>
          <table:table-cell office:value-type="float" office:value="728076.4" calcext:value-type="float">
            <text:p>728076,4</text:p>
          </table:table-cell>
          <table:table-cell office:value-type="float" office:value="5.925" calcext:value-type="float">
            <text:p>5,9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197318153" calcext:value-type="float">
            <text:p>197318153</text:p>
          </table:table-cell>
          <table:table-cell office:value-type="float" office:value="726289.8" calcext:value-type="float">
            <text:p>726289,8</text:p>
          </table:table-cell>
          <table:table-cell office:value-type="float" office:value="5.911" calcext:value-type="float">
            <text:p>5,91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-80757080" calcext:value-type="float">
            <text:p>-80757080</text:p>
          </table:table-cell>
          <table:table-cell office:value-type="float" office:value="725919.6" calcext:value-type="float">
            <text:p>725919,6</text:p>
          </table:table-cell>
          <table:table-cell office:value-type="float" office:value="5.908" calcext:value-type="float">
            <text:p>5,90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-80757080" calcext:value-type="float">
            <text:p>-80757080</text:p>
          </table:table-cell>
          <table:table-cell office:value-type="float" office:value="727393.2" calcext:value-type="float">
            <text:p>727393,2</text:p>
          </table:table-cell>
          <table:table-cell office:value-type="float" office:value="5.92" calcext:value-type="float">
            <text:p>5,9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-1692865715" calcext:value-type="float">
            <text:p>-1692865715</text:p>
          </table:table-cell>
          <table:table-cell office:value-type="float" office:value="726460" calcext:value-type="float">
            <text:p>726460</text:p>
          </table:table-cell>
          <table:table-cell office:value-type="float" office:value="5.912" calcext:value-type="float">
            <text:p>5,9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1222826153" calcext:value-type="float">
            <text:p>1222826153</text:p>
          </table:table-cell>
          <table:table-cell office:value-type="float" office:value="725919.4" calcext:value-type="float">
            <text:p>725919,4</text:p>
          </table:table-cell>
          <table:table-cell office:value-type="float" office:value="5.908" calcext:value-type="float">
            <text:p>5,90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444022255" calcext:value-type="float">
            <text:p>444022255</text:p>
          </table:table-cell>
          <table:table-cell office:value-type="float" office:value="727922.8" calcext:value-type="float">
            <text:p>727922,8</text:p>
          </table:table-cell>
          <table:table-cell office:value-type="float" office:value="5.924" calcext:value-type="float">
            <text:p>5,92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1606685139" calcext:value-type="float">
            <text:p>1606685139</text:p>
          </table:table-cell>
          <table:table-cell office:value-type="float" office:value="730648.6" calcext:value-type="float">
            <text:p>730648,6</text:p>
          </table:table-cell>
          <table:table-cell office:value-type="float" office:value="5.946" calcext:value-type="float">
            <text:p>5,94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880" calcext:value-type="float">
            <text:p>122880</text:p>
          </table:table-cell>
          <table:table-cell office:value-type="float" office:value="15360" calcext:value-type="float">
            <text:p>15360</text:p>
          </table:table-cell>
          <table:table-cell office:value-type="float" office:value="-844605445" calcext:value-type="float">
            <text:p>-844605445</text:p>
          </table:table-cell>
          <table:table-cell office:value-type="float" office:value="726182.8" calcext:value-type="float">
            <text:p>726182,8</text:p>
          </table:table-cell>
          <table:table-cell office:value-type="float" office:value="5.91" calcext:value-type="float">
            <text:p>5,9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-355460215" calcext:value-type="float">
            <text:p>-355460215</text:p>
          </table:table-cell>
          <table:table-cell office:value-type="float" office:value="1940649.8" calcext:value-type="float">
            <text:p>1940649,8</text:p>
          </table:table-cell>
          <table:table-cell office:value-type="float" office:value="5.922" calcext:value-type="float">
            <text:p>5,92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297816447" calcext:value-type="float">
            <text:p>297816447</text:p>
          </table:table-cell>
          <table:table-cell office:value-type="float" office:value="1957873.4" calcext:value-type="float">
            <text:p>1957873,4</text:p>
          </table:table-cell>
          <table:table-cell office:value-type="float" office:value="5.975" calcext:value-type="float">
            <text:p>5,97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942671785" calcext:value-type="float">
            <text:p>942671785</text:p>
          </table:table-cell>
          <table:table-cell office:value-type="float" office:value="1952618.8" calcext:value-type="float">
            <text:p>1952618,8</text:p>
          </table:table-cell>
          <table:table-cell office:value-type="float" office:value="5.959" calcext:value-type="float">
            <text:p>5,95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1578174923" calcext:value-type="float">
            <text:p>1578174923</text:p>
          </table:table-cell>
          <table:table-cell office:value-type="float" office:value="1945557.8" calcext:value-type="float">
            <text:p>1945557,8</text:p>
          </table:table-cell>
          <table:table-cell office:value-type="float" office:value="5.937" calcext:value-type="float">
            <text:p>5,93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1578174923" calcext:value-type="float">
            <text:p>1578174923</text:p>
          </table:table-cell>
          <table:table-cell office:value-type="float" office:value="1946821.8" calcext:value-type="float">
            <text:p>1946821,8</text:p>
          </table:table-cell>
          <table:table-cell office:value-type="float" office:value="5.941" calcext:value-type="float">
            <text:p>5,94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884553074" calcext:value-type="float">
            <text:p>884553074</text:p>
          </table:table-cell>
          <table:table-cell office:value-type="float" office:value="1938298.4" calcext:value-type="float">
            <text:p>1938298,4</text:p>
          </table:table-cell>
          <table:table-cell office:value-type="float" office:value="5.915" calcext:value-type="float">
            <text:p>5,9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845708334" calcext:value-type="float">
            <text:p>845708334</text:p>
          </table:table-cell>
          <table:table-cell office:value-type="float" office:value="1940160.8" calcext:value-type="float">
            <text:p>1940160,8</text:p>
          </table:table-cell>
          <table:table-cell office:value-type="float" office:value="5.921" calcext:value-type="float">
            <text:p>5,92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-1077863926" calcext:value-type="float">
            <text:p>-1077863926</text:p>
          </table:table-cell>
          <table:table-cell office:value-type="float" office:value="1954366.4" calcext:value-type="float">
            <text:p>1954366,4</text:p>
          </table:table-cell>
          <table:table-cell office:value-type="float" office:value="5.964" calcext:value-type="float">
            <text:p>5,96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-1015173102" calcext:value-type="float">
            <text:p>-1015173102</text:p>
          </table:table-cell>
          <table:table-cell office:value-type="float" office:value="1956468.6" calcext:value-type="float">
            <text:p>1956468,6</text:p>
          </table:table-cell>
          <table:table-cell office:value-type="float" office:value="5.971" calcext:value-type="float">
            <text:p>5,97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7680" calcext:value-type="float">
            <text:p>327680</text:p>
          </table:table-cell>
          <table:table-cell office:value-type="float" office:value="40960" calcext:value-type="float">
            <text:p>40960</text:p>
          </table:table-cell>
          <table:table-cell office:value-type="float" office:value="1791673645" calcext:value-type="float">
            <text:p>1791673645</text:p>
          </table:table-cell>
          <table:table-cell office:value-type="float" office:value="1945788.6" calcext:value-type="float">
            <text:p>1945788,6</text:p>
          </table:table-cell>
          <table:table-cell office:value-type="float" office:value="5.938" calcext:value-type="float">
            <text:p>5,93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-1343588460" calcext:value-type="float">
            <text:p>-1343588460</text:p>
          </table:table-cell>
          <table:table-cell office:value-type="float" office:value="3882759.4" calcext:value-type="float">
            <text:p>3882759,4</text:p>
          </table:table-cell>
          <table:table-cell office:value-type="float" office:value="5.925" calcext:value-type="float">
            <text:p>5,9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-1987098510" calcext:value-type="float">
            <text:p>-1987098510</text:p>
          </table:table-cell>
          <table:table-cell office:value-type="float" office:value="3900617" calcext:value-type="float">
            <text:p>3900617</text:p>
          </table:table-cell>
          <table:table-cell office:value-type="float" office:value="5.952" calcext:value-type="float">
            <text:p>5,95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-1941878235" calcext:value-type="float">
            <text:p>-1941878235</text:p>
          </table:table-cell>
          <table:table-cell office:value-type="float" office:value="3878209.8" calcext:value-type="float">
            <text:p>3878209,8</text:p>
          </table:table-cell>
          <table:table-cell office:value-type="float" office:value="5.918" calcext:value-type="float">
            <text:p>5,91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656615342" calcext:value-type="float">
            <text:p>656615342</text:p>
          </table:table-cell>
          <table:table-cell office:value-type="float" office:value="3899523.2" calcext:value-type="float">
            <text:p>3899523,2</text:p>
          </table:table-cell>
          <table:table-cell office:value-type="float" office:value="5.95" calcext:value-type="float">
            <text:p>5,9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-1857340853" calcext:value-type="float">
            <text:p>-1857340853</text:p>
          </table:table-cell>
          <table:table-cell office:value-type="float" office:value="3885224" calcext:value-type="float">
            <text:p>3885224</text:p>
          </table:table-cell>
          <table:table-cell office:value-type="float" office:value="5.928" calcext:value-type="float">
            <text:p>5,92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-1857340853" calcext:value-type="float">
            <text:p>-1857340853</text:p>
          </table:table-cell>
          <table:table-cell office:value-type="float" office:value="3892031.6" calcext:value-type="float">
            <text:p>3892031,6</text:p>
          </table:table-cell>
          <table:table-cell office:value-type="float" office:value="5.939" calcext:value-type="float">
            <text:p>5,93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-1136836851" calcext:value-type="float">
            <text:p>-1136836851</text:p>
          </table:table-cell>
          <table:table-cell office:value-type="float" office:value="3901078.4" calcext:value-type="float">
            <text:p>3901078,4</text:p>
          </table:table-cell>
          <table:table-cell office:value-type="float" office:value="5.953" calcext:value-type="float">
            <text:p>5,95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-912756281" calcext:value-type="float">
            <text:p>-912756281</text:p>
          </table:table-cell>
          <table:table-cell office:value-type="float" office:value="3901519.4" calcext:value-type="float">
            <text:p>3901519,4</text:p>
          </table:table-cell>
          <table:table-cell office:value-type="float" office:value="5.953" calcext:value-type="float">
            <text:p>5,95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-1349527725" calcext:value-type="float">
            <text:p>-1349527725</text:p>
          </table:table-cell>
          <table:table-cell office:value-type="float" office:value="3901338.4" calcext:value-type="float">
            <text:p>3901338,4</text:p>
          </table:table-cell>
          <table:table-cell office:value-type="float" office:value="5.953" calcext:value-type="float">
            <text:p>5,95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0" calcext:value-type="float">
            <text:p>655360</text:p>
          </table:table-cell>
          <table:table-cell office:value-type="float" office:value="81920" calcext:value-type="float">
            <text:p>81920</text:p>
          </table:table-cell>
          <table:table-cell office:value-type="float" office:value="1824149213" calcext:value-type="float">
            <text:p>1824149213</text:p>
          </table:table-cell>
          <table:table-cell office:value-type="float" office:value="3894313.6" calcext:value-type="float">
            <text:p>3894313,6</text:p>
          </table:table-cell>
          <table:table-cell office:value-type="float" office:value="5.942" calcext:value-type="float">
            <text:p>5,94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108369233" calcext:value-type="float">
            <text:p>-108369233</text:p>
          </table:table-cell>
          <table:table-cell office:value-type="float" office:value="7764962" calcext:value-type="float">
            <text:p>7764962</text:p>
          </table:table-cell>
          <table:table-cell office:value-type="float" office:value="5.924" calcext:value-type="float">
            <text:p>5,92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229517950" calcext:value-type="float">
            <text:p>229517950</text:p>
          </table:table-cell>
          <table:table-cell office:value-type="float" office:value="7753504" calcext:value-type="float">
            <text:p>7753504</text:p>
          </table:table-cell>
          <table:table-cell office:value-type="float" office:value="5.915" calcext:value-type="float">
            <text:p>5,91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524034084" calcext:value-type="float">
            <text:p>-524034084</text:p>
          </table:table-cell>
          <table:table-cell office:value-type="float" office:value="7758424.2" calcext:value-type="float">
            <text:p>7758424,2</text:p>
          </table:table-cell>
          <table:table-cell office:value-type="float" office:value="5.919" calcext:value-type="float">
            <text:p>5,9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192523030" calcext:value-type="float">
            <text:p>1192523030</text:p>
          </table:table-cell>
          <table:table-cell office:value-type="float" office:value="7760358.8" calcext:value-type="float">
            <text:p>7760358,8</text:p>
          </table:table-cell>
          <table:table-cell office:value-type="float" office:value="5.921" calcext:value-type="float">
            <text:p>5,92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308041703" calcext:value-type="float">
            <text:p>-308041703</text:p>
          </table:table-cell>
          <table:table-cell office:value-type="float" office:value="7769836.8" calcext:value-type="float">
            <text:p>7769836,8</text:p>
          </table:table-cell>
          <table:table-cell office:value-type="float" office:value="5.928" calcext:value-type="float">
            <text:p>5,92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308041703" calcext:value-type="float">
            <text:p>-308041703</text:p>
          </table:table-cell>
          <table:table-cell office:value-type="float" office:value="7758679.4" calcext:value-type="float">
            <text:p>7758679,4</text:p>
          </table:table-cell>
          <table:table-cell office:value-type="float" office:value="5.919" calcext:value-type="float">
            <text:p>5,919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335268087" calcext:value-type="float">
            <text:p>335268087</text:p>
          </table:table-cell>
          <table:table-cell office:value-type="float" office:value="7755058.6" calcext:value-type="float">
            <text:p>7755058,6</text:p>
          </table:table-cell>
          <table:table-cell office:value-type="float" office:value="5.917" calcext:value-type="float">
            <text:p>5,917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170271560" calcext:value-type="float">
            <text:p>170271560</text:p>
          </table:table-cell>
          <table:table-cell office:value-type="float" office:value="7759921.4" calcext:value-type="float">
            <text:p>7759921,4</text:p>
          </table:table-cell>
          <table:table-cell office:value-type="float" office:value="5.92" calcext:value-type="float">
            <text:p>5,9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882802000" calcext:value-type="float">
            <text:p>882802000</text:p>
          </table:table-cell>
          <table:table-cell office:value-type="float" office:value="7765829.6" calcext:value-type="float">
            <text:p>7765829,6</text:p>
          </table:table-cell>
          <table:table-cell office:value-type="float" office:value="5.925" calcext:value-type="float">
            <text:p>5,925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0" calcext:value-type="float">
            <text:p>1310720</text:p>
          </table:table-cell>
          <table:table-cell office:value-type="float" office:value="163840" calcext:value-type="float">
            <text:p>163840</text:p>
          </table:table-cell>
          <table:table-cell office:value-type="float" office:value="-962919388" calcext:value-type="float">
            <text:p>-962919388</text:p>
          </table:table-cell>
          <table:table-cell office:value-type="float" office:value="7762592.8" calcext:value-type="float">
            <text:p>7762592,8</text:p>
          </table:table-cell>
          <table:table-cell office:value-type="float" office:value="5.922" calcext:value-type="float">
            <text:p>5,92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379566662" calcext:value-type="float">
            <text:p>-1379566662</text:p>
          </table:table-cell>
          <table:table-cell office:value-type="float" office:value="2494.2" calcext:value-type="float">
            <text:p>2494,2</text:p>
          </table:table-cell>
          <table:table-cell office:value-type="float" office:value="6.495" calcext:value-type="float">
            <text:p>6,49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31471324" calcext:value-type="float">
            <text:p>-331471324</text:p>
          </table:table-cell>
          <table:table-cell office:value-type="float" office:value="2500" calcext:value-type="float">
            <text:p>2500</text:p>
          </table:table-cell>
          <table:table-cell office:value-type="float" office:value="6.51" calcext:value-type="float">
            <text:p>6,5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654959289" calcext:value-type="float">
            <text:p>1654959289</text:p>
          </table:table-cell>
          <table:table-cell office:value-type="float" office:value="2516.4" calcext:value-type="float">
            <text:p>2516,4</text:p>
          </table:table-cell>
          <table:table-cell office:value-type="float" office:value="6.553" calcext:value-type="float">
            <text:p>6,55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756853047" calcext:value-type="float">
            <text:p>-1756853047</text:p>
          </table:table-cell>
          <table:table-cell office:value-type="float" office:value="2506.8" calcext:value-type="float">
            <text:p>2506,8</text:p>
          </table:table-cell>
          <table:table-cell office:value-type="float" office:value="6.528" calcext:value-type="float">
            <text:p>6,52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29433101" calcext:value-type="float">
            <text:p>729433101</text:p>
          </table:table-cell>
          <table:table-cell office:value-type="float" office:value="2510.8" calcext:value-type="float">
            <text:p>2510,8</text:p>
          </table:table-cell>
          <table:table-cell office:value-type="float" office:value="6.539" calcext:value-type="float">
            <text:p>6,53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29433101" calcext:value-type="float">
            <text:p>729433101</text:p>
          </table:table-cell>
          <table:table-cell office:value-type="float" office:value="2506.8" calcext:value-type="float">
            <text:p>2506,8</text:p>
          </table:table-cell>
          <table:table-cell office:value-type="float" office:value="6.528" calcext:value-type="float">
            <text:p>6,52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05437678" calcext:value-type="float">
            <text:p>405437678</text:p>
          </table:table-cell>
          <table:table-cell office:value-type="float" office:value="2507" calcext:value-type="float">
            <text:p>2507</text:p>
          </table:table-cell>
          <table:table-cell office:value-type="float" office:value="6.529" calcext:value-type="float">
            <text:p>6,52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277683526" calcext:value-type="float">
            <text:p>-1277683526</text:p>
          </table:table-cell>
          <table:table-cell office:value-type="float" office:value="2512.8" calcext:value-type="float">
            <text:p>2512,8</text:p>
          </table:table-cell>
          <table:table-cell office:value-type="float" office:value="6.544" calcext:value-type="float">
            <text:p>6,54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985828620" calcext:value-type="float">
            <text:p>985828620</text:p>
          </table:table-cell>
          <table:table-cell office:value-type="float" office:value="2504.2" calcext:value-type="float">
            <text:p>2504,2</text:p>
          </table:table-cell>
          <table:table-cell office:value-type="float" office:value="6.521" calcext:value-type="float">
            <text:p>6,52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486177558" calcext:value-type="float">
            <text:p>-486177558</text:p>
          </table:table-cell>
          <table:table-cell office:value-type="float" office:value="2502.6" calcext:value-type="float">
            <text:p>2502,6</text:p>
          </table:table-cell>
          <table:table-cell office:value-type="float" office:value="6.517" calcext:value-type="float">
            <text:p>6,51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395101892" calcext:value-type="float">
            <text:p>-1395101892</text:p>
          </table:table-cell>
          <table:table-cell office:value-type="float" office:value="7526.2" calcext:value-type="float">
            <text:p>7526,2</text:p>
          </table:table-cell>
          <table:table-cell office:value-type="float" office:value="6.533" calcext:value-type="float">
            <text:p>6,53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915769504" calcext:value-type="float">
            <text:p>-915769504</text:p>
          </table:table-cell>
          <table:table-cell office:value-type="float" office:value="7566.2" calcext:value-type="float">
            <text:p>7566,2</text:p>
          </table:table-cell>
          <table:table-cell office:value-type="float" office:value="6.568" calcext:value-type="float">
            <text:p>6,56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12465138" calcext:value-type="float">
            <text:p>1412465138</text:p>
          </table:table-cell>
          <table:table-cell office:value-type="float" office:value="7590.8" calcext:value-type="float">
            <text:p>7590,8</text:p>
          </table:table-cell>
          <table:table-cell office:value-type="float" office:value="6.589" calcext:value-type="float">
            <text:p>6,58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0525657" calcext:value-type="float">
            <text:p>140525657</text:p>
          </table:table-cell>
          <table:table-cell office:value-type="float" office:value="7531.4" calcext:value-type="float">
            <text:p>7531,4</text:p>
          </table:table-cell>
          <table:table-cell office:value-type="float" office:value="6.538" calcext:value-type="float">
            <text:p>6,53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88513424" calcext:value-type="float">
            <text:p>1388513424</text:p>
          </table:table-cell>
          <table:table-cell office:value-type="float" office:value="7582.6" calcext:value-type="float">
            <text:p>7582,6</text:p>
          </table:table-cell>
          <table:table-cell office:value-type="float" office:value="6.582" calcext:value-type="float">
            <text:p>6,58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88513424" calcext:value-type="float">
            <text:p>1388513424</text:p>
          </table:table-cell>
          <table:table-cell office:value-type="float" office:value="7582" calcext:value-type="float">
            <text:p>7582</text:p>
          </table:table-cell>
          <table:table-cell office:value-type="float" office:value="6.582" calcext:value-type="float">
            <text:p>6,58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627965374" calcext:value-type="float">
            <text:p>627965374</text:p>
          </table:table-cell>
          <table:table-cell office:value-type="float" office:value="7544.6" calcext:value-type="float">
            <text:p>7544,6</text:p>
          </table:table-cell>
          <table:table-cell office:value-type="float" office:value="6.549" calcext:value-type="float">
            <text:p>6,54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907542014" calcext:value-type="float">
            <text:p>-1907542014</text:p>
          </table:table-cell>
          <table:table-cell office:value-type="float" office:value="7554.2" calcext:value-type="float">
            <text:p>7554,2</text:p>
          </table:table-cell>
          <table:table-cell office:value-type="float" office:value="6.557" calcext:value-type="float">
            <text:p>6,55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694957082" calcext:value-type="float">
            <text:p>1694957082</text:p>
          </table:table-cell>
          <table:table-cell office:value-type="float" office:value="7586" calcext:value-type="float">
            <text:p>7586</text:p>
          </table:table-cell>
          <table:table-cell office:value-type="float" office:value="6.585" calcext:value-type="float">
            <text:p>6,58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710729241" calcext:value-type="float">
            <text:p>1710729241</text:p>
          </table:table-cell>
          <table:table-cell office:value-type="float" office:value="7602.2" calcext:value-type="float">
            <text:p>7602,2</text:p>
          </table:table-cell>
          <table:table-cell office:value-type="float" office:value="6.599" calcext:value-type="float">
            <text:p>6,59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854957212" calcext:value-type="float">
            <text:p>-854957212</text:p>
          </table:table-cell>
          <table:table-cell office:value-type="float" office:value="78366" calcext:value-type="float">
            <text:p>78366</text:p>
          </table:table-cell>
          <table:table-cell office:value-type="float" office:value="7.653" calcext:value-type="float">
            <text:p>7,65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610163197" calcext:value-type="float">
            <text:p>-1610163197</text:p>
          </table:table-cell>
          <table:table-cell office:value-type="float" office:value="80536" calcext:value-type="float">
            <text:p>80536</text:p>
          </table:table-cell>
          <table:table-cell office:value-type="float" office:value="7.865" calcext:value-type="float">
            <text:p>7,86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838551105" calcext:value-type="float">
            <text:p>-1838551105</text:p>
          </table:table-cell>
          <table:table-cell office:value-type="float" office:value="85656.2" calcext:value-type="float">
            <text:p>85656,2</text:p>
          </table:table-cell>
          <table:table-cell office:value-type="float" office:value="8.365" calcext:value-type="float">
            <text:p>8,36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919350860" calcext:value-type="float">
            <text:p>-1919350860</text:p>
          </table:table-cell>
          <table:table-cell office:value-type="float" office:value="76361.4" calcext:value-type="float">
            <text:p>76361,4</text:p>
          </table:table-cell>
          <table:table-cell office:value-type="float" office:value="7.457" calcext:value-type="float">
            <text:p>7,45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490721651" calcext:value-type="float">
            <text:p>-490721651</text:p>
          </table:table-cell>
          <table:table-cell office:value-type="float" office:value="77833.8" calcext:value-type="float">
            <text:p>77833,8</text:p>
          </table:table-cell>
          <table:table-cell office:value-type="float" office:value="7.601" calcext:value-type="float">
            <text:p>7,60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490721651" calcext:value-type="float">
            <text:p>-490721651</text:p>
          </table:table-cell>
          <table:table-cell office:value-type="float" office:value="80383.6" calcext:value-type="float">
            <text:p>80383,6</text:p>
          </table:table-cell>
          <table:table-cell office:value-type="float" office:value="7.85" calcext:value-type="float">
            <text:p>7,8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484115153" calcext:value-type="float">
            <text:p>-1484115153</text:p>
          </table:table-cell>
          <table:table-cell office:value-type="float" office:value="78196.4" calcext:value-type="float">
            <text:p>78196,4</text:p>
          </table:table-cell>
          <table:table-cell office:value-type="float" office:value="7.636" calcext:value-type="float">
            <text:p>7,63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71397049" calcext:value-type="float">
            <text:p>571397049</text:p>
          </table:table-cell>
          <table:table-cell office:value-type="float" office:value="78695.6" calcext:value-type="float">
            <text:p>78695,6</text:p>
          </table:table-cell>
          <table:table-cell office:value-type="float" office:value="7.685" calcext:value-type="float">
            <text:p>7,68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22285461" calcext:value-type="float">
            <text:p>1722285461</text:p>
          </table:table-cell>
          <table:table-cell office:value-type="float" office:value="76012" calcext:value-type="float">
            <text:p>76012</text:p>
          </table:table-cell>
          <table:table-cell office:value-type="float" office:value="7.423" calcext:value-type="float">
            <text:p>7,42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8596076" calcext:value-type="float">
            <text:p>158596076</text:p>
          </table:table-cell>
          <table:table-cell office:value-type="float" office:value="78740.4" calcext:value-type="float">
            <text:p>78740,4</text:p>
          </table:table-cell>
          <table:table-cell office:value-type="float" office:value="7.689" calcext:value-type="float">
            <text:p>7,68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281258410" calcext:value-type="float">
            <text:p>1281258410</text:p>
          </table:table-cell>
          <table:table-cell office:value-type="float" office:value="114812.2" calcext:value-type="float">
            <text:p>114812,2</text:p>
          </table:table-cell>
          <table:table-cell office:value-type="float" office:value="7.475" calcext:value-type="float">
            <text:p>7,47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23453573" calcext:value-type="float">
            <text:p>-123453573</text:p>
          </table:table-cell>
          <table:table-cell office:value-type="float" office:value="113300" calcext:value-type="float">
            <text:p>113300</text:p>
          </table:table-cell>
          <table:table-cell office:value-type="float" office:value="7.376" calcext:value-type="float">
            <text:p>7,37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36204303" calcext:value-type="float">
            <text:p>236204303</text:p>
          </table:table-cell>
          <table:table-cell office:value-type="float" office:value="117095.4" calcext:value-type="float">
            <text:p>117095,4</text:p>
          </table:table-cell>
          <table:table-cell office:value-type="float" office:value="7.623" calcext:value-type="float">
            <text:p>7,62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58815021" calcext:value-type="float">
            <text:p>-358815021</text:p>
          </table:table-cell>
          <table:table-cell office:value-type="float" office:value="115963.8" calcext:value-type="float">
            <text:p>115963,8</text:p>
          </table:table-cell>
          <table:table-cell office:value-type="float" office:value="7.55" calcext:value-type="float">
            <text:p>7,5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19480226" calcext:value-type="float">
            <text:p>1519480226</text:p>
          </table:table-cell>
          <table:table-cell office:value-type="float" office:value="118228.8" calcext:value-type="float">
            <text:p>118228,8</text:p>
          </table:table-cell>
          <table:table-cell office:value-type="float" office:value="7.697" calcext:value-type="float">
            <text:p>7,69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19480226" calcext:value-type="float">
            <text:p>1519480226</text:p>
          </table:table-cell>
          <table:table-cell office:value-type="float" office:value="116370.8" calcext:value-type="float">
            <text:p>116370,8</text:p>
          </table:table-cell>
          <table:table-cell office:value-type="float" office:value="7.576" calcext:value-type="float">
            <text:p>7,57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898694693" calcext:value-type="float">
            <text:p>-1898694693</text:p>
          </table:table-cell>
          <table:table-cell office:value-type="float" office:value="113799.2" calcext:value-type="float">
            <text:p>113799,2</text:p>
          </table:table-cell>
          <table:table-cell office:value-type="float" office:value="7.409" calcext:value-type="float">
            <text:p>7,40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670717589" calcext:value-type="float">
            <text:p>-1670717589</text:p>
          </table:table-cell>
          <table:table-cell office:value-type="float" office:value="116601.4" calcext:value-type="float">
            <text:p>116601,4</text:p>
          </table:table-cell>
          <table:table-cell office:value-type="float" office:value="7.591" calcext:value-type="float">
            <text:p>7,59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52765231" calcext:value-type="float">
            <text:p>1552765231</text:p>
          </table:table-cell>
          <table:table-cell office:value-type="float" office:value="114931.4" calcext:value-type="float">
            <text:p>114931,4</text:p>
          </table:table-cell>
          <table:table-cell office:value-type="float" office:value="7.483" calcext:value-type="float">
            <text:p>7,48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44820337" calcext:value-type="float">
            <text:p>44820337</text:p>
          </table:table-cell>
          <table:table-cell office:value-type="float" office:value="113818.2" calcext:value-type="float">
            <text:p>113818,2</text:p>
          </table:table-cell>
          <table:table-cell office:value-type="float" office:value="7.41" calcext:value-type="float">
            <text:p>7,41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986723307" calcext:value-type="float">
            <text:p>-1986723307</text:p>
          </table:table-cell>
          <table:table-cell office:value-type="float" office:value="351362.2" calcext:value-type="float">
            <text:p>351362,2</text:p>
          </table:table-cell>
          <table:table-cell office:value-type="float" office:value="8.578" calcext:value-type="float">
            <text:p>8,57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52491456" calcext:value-type="float">
            <text:p>952491456</text:p>
          </table:table-cell>
          <table:table-cell office:value-type="float" office:value="351112.8" calcext:value-type="float">
            <text:p>351112,8</text:p>
          </table:table-cell>
          <table:table-cell office:value-type="float" office:value="8.572" calcext:value-type="float">
            <text:p>8,57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50223" calcext:value-type="float">
            <text:p>750223</text:p>
          </table:table-cell>
          <table:table-cell office:value-type="float" office:value="375854.2" calcext:value-type="float">
            <text:p>375854,2</text:p>
          </table:table-cell>
          <table:table-cell office:value-type="float" office:value="9.176" calcext:value-type="float">
            <text:p>9,17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016210163" calcext:value-type="float">
            <text:p>1016210163</text:p>
          </table:table-cell>
          <table:table-cell office:value-type="float" office:value="386489" calcext:value-type="float">
            <text:p>386489</text:p>
          </table:table-cell>
          <table:table-cell office:value-type="float" office:value="9.436" calcext:value-type="float">
            <text:p>9,43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64956455" calcext:value-type="float">
            <text:p>-1664956455</text:p>
          </table:table-cell>
          <table:table-cell office:value-type="float" office:value="378653.2" calcext:value-type="float">
            <text:p>378653,2</text:p>
          </table:table-cell>
          <table:table-cell office:value-type="float" office:value="9.244" calcext:value-type="float">
            <text:p>9,24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64956455" calcext:value-type="float">
            <text:p>-1664956455</text:p>
          </table:table-cell>
          <table:table-cell office:value-type="float" office:value="354917.2" calcext:value-type="float">
            <text:p>354917,2</text:p>
          </table:table-cell>
          <table:table-cell office:value-type="float" office:value="8.665" calcext:value-type="float">
            <text:p>8,66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2018453743" calcext:value-type="float">
            <text:p>-2018453743</text:p>
          </table:table-cell>
          <table:table-cell office:value-type="float" office:value="365130.4" calcext:value-type="float">
            <text:p>365130,4</text:p>
          </table:table-cell>
          <table:table-cell office:value-type="float" office:value="8.914" calcext:value-type="float">
            <text:p>8,91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29025418" calcext:value-type="float">
            <text:p>-429025418</text:p>
          </table:table-cell>
          <table:table-cell office:value-type="float" office:value="352052" calcext:value-type="float">
            <text:p>352052</text:p>
          </table:table-cell>
          <table:table-cell office:value-type="float" office:value="8.595" calcext:value-type="float">
            <text:p>8,59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993600926" calcext:value-type="float">
            <text:p>-993600926</text:p>
          </table:table-cell>
          <table:table-cell office:value-type="float" office:value="361099.6" calcext:value-type="float">
            <text:p>361099,6</text:p>
          </table:table-cell>
          <table:table-cell office:value-type="float" office:value="8.816" calcext:value-type="float">
            <text:p>8,81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70383855" calcext:value-type="float">
            <text:p>-470383855</text:p>
          </table:table-cell>
          <table:table-cell office:value-type="float" office:value="382451" calcext:value-type="float">
            <text:p>382451</text:p>
          </table:table-cell>
          <table:table-cell office:value-type="float" office:value="9.337" calcext:value-type="float">
            <text:p>9,33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927627421" calcext:value-type="float">
            <text:p>-1927627421</text:p>
          </table:table-cell>
          <table:table-cell office:value-type="float" office:value="1254146.4" calcext:value-type="float">
            <text:p>1254146,4</text:p>
          </table:table-cell>
          <table:table-cell office:value-type="float" office:value="15.309" calcext:value-type="float">
            <text:p>15,30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978031132" calcext:value-type="float">
            <text:p>-1978031132</text:p>
          </table:table-cell>
          <table:table-cell office:value-type="float" office:value="1275359" calcext:value-type="float">
            <text:p>1275359</text:p>
          </table:table-cell>
          <table:table-cell office:value-type="float" office:value="15.568" calcext:value-type="float">
            <text:p>15,56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628012950" calcext:value-type="float">
            <text:p>-628012950</text:p>
          </table:table-cell>
          <table:table-cell office:value-type="float" office:value="1270849.2" calcext:value-type="float">
            <text:p>1270849,2</text:p>
          </table:table-cell>
          <table:table-cell office:value-type="float" office:value="15.513" calcext:value-type="float">
            <text:p>15,51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447248520" calcext:value-type="float">
            <text:p>-447248520</text:p>
          </table:table-cell>
          <table:table-cell office:value-type="float" office:value="1269313.8" calcext:value-type="float">
            <text:p>1269313,8</text:p>
          </table:table-cell>
          <table:table-cell office:value-type="float" office:value="15.495" calcext:value-type="float">
            <text:p>15,49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985398961" calcext:value-type="float">
            <text:p>1985398961</text:p>
          </table:table-cell>
          <table:table-cell office:value-type="float" office:value="1276869.2" calcext:value-type="float">
            <text:p>1276869,2</text:p>
          </table:table-cell>
          <table:table-cell office:value-type="float" office:value="15.587" calcext:value-type="float">
            <text:p>15,58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985398961" calcext:value-type="float">
            <text:p>1985398961</text:p>
          </table:table-cell>
          <table:table-cell office:value-type="float" office:value="1274294.2" calcext:value-type="float">
            <text:p>1274294,2</text:p>
          </table:table-cell>
          <table:table-cell office:value-type="float" office:value="15.555" calcext:value-type="float">
            <text:p>15,55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133932664" calcext:value-type="float">
            <text:p>-1133932664</text:p>
          </table:table-cell>
          <table:table-cell office:value-type="float" office:value="1264253" calcext:value-type="float">
            <text:p>1264253</text:p>
          </table:table-cell>
          <table:table-cell office:value-type="float" office:value="15.433" calcext:value-type="float">
            <text:p>15,43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794670" calcext:value-type="float">
            <text:p>2088794670</text:p>
          </table:table-cell>
          <table:table-cell office:value-type="float" office:value="1263693.4" calcext:value-type="float">
            <text:p>1263693,4</text:p>
          </table:table-cell>
          <table:table-cell office:value-type="float" office:value="15.426" calcext:value-type="float">
            <text:p>15,42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17239430" calcext:value-type="float">
            <text:p>-2017239430</text:p>
          </table:table-cell>
          <table:table-cell office:value-type="float" office:value="1266943.4" calcext:value-type="float">
            <text:p>1266943,4</text:p>
          </table:table-cell>
          <table:table-cell office:value-type="float" office:value="15.466" calcext:value-type="float">
            <text:p>15,46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99234202" calcext:value-type="float">
            <text:p>1799234202</text:p>
          </table:table-cell>
          <table:table-cell office:value-type="float" office:value="1266097.8" calcext:value-type="float">
            <text:p>1266097,8</text:p>
          </table:table-cell>
          <table:table-cell office:value-type="float" office:value="15.455" calcext:value-type="float">
            <text:p>15,45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61917401" calcext:value-type="float">
            <text:p>61917401</text:p>
          </table:table-cell>
          <table:table-cell office:value-type="float" office:value="2807603.2" calcext:value-type="float">
            <text:p>2807603,2</text:p>
          </table:table-cell>
          <table:table-cell office:value-type="float" office:value="17.136" calcext:value-type="float">
            <text:p>17,13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1472980" calcext:value-type="float">
            <text:p>31472980</text:p>
          </table:table-cell>
          <table:table-cell office:value-type="float" office:value="2791441.6" calcext:value-type="float">
            <text:p>2791441,6</text:p>
          </table:table-cell>
          <table:table-cell office:value-type="float" office:value="17.038" calcext:value-type="float">
            <text:p>17,03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50375105" calcext:value-type="float">
            <text:p>1050375105</text:p>
          </table:table-cell>
          <table:table-cell office:value-type="float" office:value="2747933.8" calcext:value-type="float">
            <text:p>2747933,8</text:p>
          </table:table-cell>
          <table:table-cell office:value-type="float" office:value="16.772" calcext:value-type="float">
            <text:p>16,772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80619621" calcext:value-type="float">
            <text:p>80619621</text:p>
          </table:table-cell>
          <table:table-cell office:value-type="float" office:value="2758303.4" calcext:value-type="float">
            <text:p>2758303,4</text:p>
          </table:table-cell>
          <table:table-cell office:value-type="float" office:value="16.835" calcext:value-type="float">
            <text:p>16,83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586198699" calcext:value-type="float">
            <text:p>-586198699</text:p>
          </table:table-cell>
          <table:table-cell office:value-type="float" office:value="2771691" calcext:value-type="float">
            <text:p>2771691</text:p>
          </table:table-cell>
          <table:table-cell office:value-type="float" office:value="16.917" calcext:value-type="float">
            <text:p>16,917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586198699" calcext:value-type="float">
            <text:p>-586198699</text:p>
          </table:table-cell>
          <table:table-cell office:value-type="float" office:value="2767810.2" calcext:value-type="float">
            <text:p>2767810,2</text:p>
          </table:table-cell>
          <table:table-cell office:value-type="float" office:value="16.893" calcext:value-type="float">
            <text:p>16,893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013269043" calcext:value-type="float">
            <text:p>-1013269043</text:p>
          </table:table-cell>
          <table:table-cell office:value-type="float" office:value="2812232.4" calcext:value-type="float">
            <text:p>2812232,4</text:p>
          </table:table-cell>
          <table:table-cell office:value-type="float" office:value="17.165" calcext:value-type="float">
            <text:p>17,16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64911382" calcext:value-type="float">
            <text:p>-764911382</text:p>
          </table:table-cell>
          <table:table-cell office:value-type="float" office:value="2764867" calcext:value-type="float">
            <text:p>2764867</text:p>
          </table:table-cell>
          <table:table-cell office:value-type="float" office:value="16.875" calcext:value-type="float">
            <text:p>16,87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280709319" calcext:value-type="float">
            <text:p>-1280709319</text:p>
          </table:table-cell>
          <table:table-cell office:value-type="float" office:value="2774612" calcext:value-type="float">
            <text:p>2774612</text:p>
          </table:table-cell>
          <table:table-cell office:value-type="float" office:value="16.935" calcext:value-type="float">
            <text:p>16,935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773193552" calcext:value-type="float">
            <text:p>773193552</text:p>
          </table:table-cell>
          <table:table-cell office:value-type="float" office:value="2809453.8" calcext:value-type="float">
            <text:p>2809453,8</text:p>
          </table:table-cell>
          <table:table-cell office:value-type="float" office:value="17.148" calcext:value-type="float">
            <text:p>17,148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379566662" calcext:value-type="float">
            <text:p>-1379566662</text:p>
          </table:table-cell>
          <table:table-cell office:value-type="float" office:value="2686.4" calcext:value-type="float">
            <text:p>2686,4</text:p>
          </table:table-cell>
          <table:table-cell office:value-type="float" office:value="6.996" calcext:value-type="float">
            <text:p>6,99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31471324" calcext:value-type="float">
            <text:p>-331471324</text:p>
          </table:table-cell>
          <table:table-cell office:value-type="float" office:value="2649.6" calcext:value-type="float">
            <text:p>2649,6</text:p>
          </table:table-cell>
          <table:table-cell office:value-type="float" office:value="6.9" calcext:value-type="float">
            <text:p>6,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654959289" calcext:value-type="float">
            <text:p>1654959289</text:p>
          </table:table-cell>
          <table:table-cell office:value-type="float" office:value="2673.4" calcext:value-type="float">
            <text:p>2673,4</text:p>
          </table:table-cell>
          <table:table-cell office:value-type="float" office:value="6.962" calcext:value-type="float">
            <text:p>6,96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756853047" calcext:value-type="float">
            <text:p>-1756853047</text:p>
          </table:table-cell>
          <table:table-cell office:value-type="float" office:value="2701.4" calcext:value-type="float">
            <text:p>2701,4</text:p>
          </table:table-cell>
          <table:table-cell office:value-type="float" office:value="7.035" calcext:value-type="float">
            <text:p>7,035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29433101" calcext:value-type="float">
            <text:p>729433101</text:p>
          </table:table-cell>
          <table:table-cell office:value-type="float" office:value="2851.6" calcext:value-type="float">
            <text:p>2851,6</text:p>
          </table:table-cell>
          <table:table-cell office:value-type="float" office:value="7.426" calcext:value-type="float">
            <text:p>7,42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05437678" calcext:value-type="float">
            <text:p>405437678</text:p>
          </table:table-cell>
          <table:table-cell office:value-type="float" office:value="2643.6" calcext:value-type="float">
            <text:p>2643,6</text:p>
          </table:table-cell>
          <table:table-cell office:value-type="float" office:value="6.884" calcext:value-type="float">
            <text:p>6,88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05437678" calcext:value-type="float">
            <text:p>405437678</text:p>
          </table:table-cell>
          <table:table-cell office:value-type="float" office:value="2631.2" calcext:value-type="float">
            <text:p>2631,2</text:p>
          </table:table-cell>
          <table:table-cell office:value-type="float" office:value="6.852" calcext:value-type="float">
            <text:p>6,85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277683526" calcext:value-type="float">
            <text:p>-1277683526</text:p>
          </table:table-cell>
          <table:table-cell office:value-type="float" office:value="2656.6" calcext:value-type="float">
            <text:p>2656,6</text:p>
          </table:table-cell>
          <table:table-cell office:value-type="float" office:value="6.918" calcext:value-type="float">
            <text:p>6,918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985828620" calcext:value-type="float">
            <text:p>985828620</text:p>
          </table:table-cell>
          <table:table-cell office:value-type="float" office:value="2713.6" calcext:value-type="float">
            <text:p>2713,6</text:p>
          </table:table-cell>
          <table:table-cell office:value-type="float" office:value="7.067" calcext:value-type="float">
            <text:p>7,06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486177558" calcext:value-type="float">
            <text:p>-486177558</text:p>
          </table:table-cell>
          <table:table-cell office:value-type="float" office:value="2744.6" calcext:value-type="float">
            <text:p>2744,6</text:p>
          </table:table-cell>
          <table:table-cell office:value-type="float" office:value="7.147" calcext:value-type="float">
            <text:p>7,14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395101892" calcext:value-type="float">
            <text:p>-1395101892</text:p>
          </table:table-cell>
          <table:table-cell office:value-type="float" office:value="15863.6" calcext:value-type="float">
            <text:p>15863,6</text:p>
          </table:table-cell>
          <table:table-cell office:value-type="float" office:value="13.77" calcext:value-type="float">
            <text:p>13,7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915769504" calcext:value-type="float">
            <text:p>-915769504</text:p>
          </table:table-cell>
          <table:table-cell office:value-type="float" office:value="9737.8" calcext:value-type="float">
            <text:p>9737,8</text:p>
          </table:table-cell>
          <table:table-cell office:value-type="float" office:value="8.453" calcext:value-type="float">
            <text:p>8,453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12465138" calcext:value-type="float">
            <text:p>1412465138</text:p>
          </table:table-cell>
          <table:table-cell office:value-type="float" office:value="9488.4" calcext:value-type="float">
            <text:p>9488,4</text:p>
          </table:table-cell>
          <table:table-cell office:value-type="float" office:value="8.236" calcext:value-type="float">
            <text:p>8,23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0525657" calcext:value-type="float">
            <text:p>140525657</text:p>
          </table:table-cell>
          <table:table-cell office:value-type="float" office:value="10108" calcext:value-type="float">
            <text:p>10108</text:p>
          </table:table-cell>
          <table:table-cell office:value-type="float" office:value="8.774" calcext:value-type="float">
            <text:p>8,77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88513424" calcext:value-type="float">
            <text:p>1388513424</text:p>
          </table:table-cell>
          <table:table-cell office:value-type="float" office:value="9664.8" calcext:value-type="float">
            <text:p>9664,8</text:p>
          </table:table-cell>
          <table:table-cell office:value-type="float" office:value="8.39" calcext:value-type="float">
            <text:p>8,3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627965374" calcext:value-type="float">
            <text:p>627965374</text:p>
          </table:table-cell>
          <table:table-cell office:value-type="float" office:value="9914.6" calcext:value-type="float">
            <text:p>9914,6</text:p>
          </table:table-cell>
          <table:table-cell office:value-type="float" office:value="8.606" calcext:value-type="float">
            <text:p>8,60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627965374" calcext:value-type="float">
            <text:p>627965374</text:p>
          </table:table-cell>
          <table:table-cell office:value-type="float" office:value="9548.2" calcext:value-type="float">
            <text:p>9548,2</text:p>
          </table:table-cell>
          <table:table-cell office:value-type="float" office:value="8.288" calcext:value-type="float">
            <text:p>8,288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907542014" calcext:value-type="float">
            <text:p>-1907542014</text:p>
          </table:table-cell>
          <table:table-cell office:value-type="float" office:value="9827.6" calcext:value-type="float">
            <text:p>9827,6</text:p>
          </table:table-cell>
          <table:table-cell office:value-type="float" office:value="8.531" calcext:value-type="float">
            <text:p>8,53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694957082" calcext:value-type="float">
            <text:p>1694957082</text:p>
          </table:table-cell>
          <table:table-cell office:value-type="float" office:value="9331.6" calcext:value-type="float">
            <text:p>9331,6</text:p>
          </table:table-cell>
          <table:table-cell office:value-type="float" office:value="8.1" calcext:value-type="float">
            <text:p>8,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710729241" calcext:value-type="float">
            <text:p>1710729241</text:p>
          </table:table-cell>
          <table:table-cell office:value-type="float" office:value="8788.8" calcext:value-type="float">
            <text:p>8788,8</text:p>
          </table:table-cell>
          <table:table-cell office:value-type="float" office:value="7.629" calcext:value-type="float">
            <text:p>7,62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854957212" calcext:value-type="float">
            <text:p>-854957212</text:p>
          </table:table-cell>
          <table:table-cell office:value-type="float" office:value="90524.2" calcext:value-type="float">
            <text:p>90524,2</text:p>
          </table:table-cell>
          <table:table-cell office:value-type="float" office:value="8.84" calcext:value-type="float">
            <text:p>8,8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610163197" calcext:value-type="float">
            <text:p>-1610163197</text:p>
          </table:table-cell>
          <table:table-cell office:value-type="float" office:value="88673.2" calcext:value-type="float">
            <text:p>88673,2</text:p>
          </table:table-cell>
          <table:table-cell office:value-type="float" office:value="8.659" calcext:value-type="float">
            <text:p>8,65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838551105" calcext:value-type="float">
            <text:p>-1838551105</text:p>
          </table:table-cell>
          <table:table-cell office:value-type="float" office:value="91565.4" calcext:value-type="float">
            <text:p>91565,4</text:p>
          </table:table-cell>
          <table:table-cell office:value-type="float" office:value="8.942" calcext:value-type="float">
            <text:p>8,94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919350860" calcext:value-type="float">
            <text:p>-1919350860</text:p>
          </table:table-cell>
          <table:table-cell office:value-type="float" office:value="87483.6" calcext:value-type="float">
            <text:p>87483,6</text:p>
          </table:table-cell>
          <table:table-cell office:value-type="float" office:value="8.543" calcext:value-type="float">
            <text:p>8,543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490721651" calcext:value-type="float">
            <text:p>-490721651</text:p>
          </table:table-cell>
          <table:table-cell office:value-type="float" office:value="97049.2" calcext:value-type="float">
            <text:p>97049,2</text:p>
          </table:table-cell>
          <table:table-cell office:value-type="float" office:value="9.477" calcext:value-type="float">
            <text:p>9,47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484115153" calcext:value-type="float">
            <text:p>-1484115153</text:p>
          </table:table-cell>
          <table:table-cell office:value-type="float" office:value="92048.4" calcext:value-type="float">
            <text:p>92048,4</text:p>
          </table:table-cell>
          <table:table-cell office:value-type="float" office:value="8.989" calcext:value-type="float">
            <text:p>8,98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484115153" calcext:value-type="float">
            <text:p>-1484115153</text:p>
          </table:table-cell>
          <table:table-cell office:value-type="float" office:value="93100.6" calcext:value-type="float">
            <text:p>93100,6</text:p>
          </table:table-cell>
          <table:table-cell office:value-type="float" office:value="9.092" calcext:value-type="float">
            <text:p>9,09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71397049" calcext:value-type="float">
            <text:p>571397049</text:p>
          </table:table-cell>
          <table:table-cell office:value-type="float" office:value="91159.8" calcext:value-type="float">
            <text:p>91159,8</text:p>
          </table:table-cell>
          <table:table-cell office:value-type="float" office:value="8.902" calcext:value-type="float">
            <text:p>8,90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22285461" calcext:value-type="float">
            <text:p>1722285461</text:p>
          </table:table-cell>
          <table:table-cell office:value-type="float" office:value="90716.4" calcext:value-type="float">
            <text:p>90716,4</text:p>
          </table:table-cell>
          <table:table-cell office:value-type="float" office:value="8.859" calcext:value-type="float">
            <text:p>8,85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8596076" calcext:value-type="float">
            <text:p>158596076</text:p>
          </table:table-cell>
          <table:table-cell office:value-type="float" office:value="104570.6" calcext:value-type="float">
            <text:p>104570,6</text:p>
          </table:table-cell>
          <table:table-cell office:value-type="float" office:value="10.212" calcext:value-type="float">
            <text:p>10,21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281258410" calcext:value-type="float">
            <text:p>1281258410</text:p>
          </table:table-cell>
          <table:table-cell office:value-type="float" office:value="226323.2" calcext:value-type="float">
            <text:p>226323,2</text:p>
          </table:table-cell>
          <table:table-cell office:value-type="float" office:value="14.735" calcext:value-type="float">
            <text:p>14,735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23453573" calcext:value-type="float">
            <text:p>-123453573</text:p>
          </table:table-cell>
          <table:table-cell office:value-type="float" office:value="224771.8" calcext:value-type="float">
            <text:p>224771,8</text:p>
          </table:table-cell>
          <table:table-cell office:value-type="float" office:value="14.634" calcext:value-type="float">
            <text:p>14,63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36204303" calcext:value-type="float">
            <text:p>236204303</text:p>
          </table:table-cell>
          <table:table-cell office:value-type="float" office:value="232799.4" calcext:value-type="float">
            <text:p>232799,4</text:p>
          </table:table-cell>
          <table:table-cell office:value-type="float" office:value="15.156" calcext:value-type="float">
            <text:p>15,15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58815021" calcext:value-type="float">
            <text:p>-358815021</text:p>
          </table:table-cell>
          <table:table-cell office:value-type="float" office:value="213934.4" calcext:value-type="float">
            <text:p>213934,4</text:p>
          </table:table-cell>
          <table:table-cell office:value-type="float" office:value="13.928" calcext:value-type="float">
            <text:p>13,928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19480226" calcext:value-type="float">
            <text:p>1519480226</text:p>
          </table:table-cell>
          <table:table-cell office:value-type="float" office:value="221329.6" calcext:value-type="float">
            <text:p>221329,6</text:p>
          </table:table-cell>
          <table:table-cell office:value-type="float" office:value="14.409" calcext:value-type="float">
            <text:p>14,40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898694693" calcext:value-type="float">
            <text:p>-1898694693</text:p>
          </table:table-cell>
          <table:table-cell office:value-type="float" office:value="218174.4" calcext:value-type="float">
            <text:p>218174,4</text:p>
          </table:table-cell>
          <table:table-cell office:value-type="float" office:value="14.204" calcext:value-type="float">
            <text:p>14,20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898694693" calcext:value-type="float">
            <text:p>-1898694693</text:p>
          </table:table-cell>
          <table:table-cell office:value-type="float" office:value="223127.8" calcext:value-type="float">
            <text:p>223127,8</text:p>
          </table:table-cell>
          <table:table-cell office:value-type="float" office:value="14.527" calcext:value-type="float">
            <text:p>14,52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670717589" calcext:value-type="float">
            <text:p>-1670717589</text:p>
          </table:table-cell>
          <table:table-cell office:value-type="float" office:value="218030.6" calcext:value-type="float">
            <text:p>218030,6</text:p>
          </table:table-cell>
          <table:table-cell office:value-type="float" office:value="14.195" calcext:value-type="float">
            <text:p>14,195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52765231" calcext:value-type="float">
            <text:p>1552765231</text:p>
          </table:table-cell>
          <table:table-cell office:value-type="float" office:value="225808.2" calcext:value-type="float">
            <text:p>225808,2</text:p>
          </table:table-cell>
          <table:table-cell office:value-type="float" office:value="14.701" calcext:value-type="float">
            <text:p>14,70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44820337" calcext:value-type="float">
            <text:p>44820337</text:p>
          </table:table-cell>
          <table:table-cell office:value-type="float" office:value="221063.4" calcext:value-type="float">
            <text:p>221063,4</text:p>
          </table:table-cell>
          <table:table-cell office:value-type="float" office:value="14.392" calcext:value-type="float">
            <text:p>14,392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986723307" calcext:value-type="float">
            <text:p>-1986723307</text:p>
          </table:table-cell>
          <table:table-cell office:value-type="float" office:value="676087.6" calcext:value-type="float">
            <text:p>676087,6</text:p>
          </table:table-cell>
          <table:table-cell office:value-type="float" office:value="16.506" calcext:value-type="float">
            <text:p>16,50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52491456" calcext:value-type="float">
            <text:p>952491456</text:p>
          </table:table-cell>
          <table:table-cell office:value-type="float" office:value="678755.8" calcext:value-type="float">
            <text:p>678755,8</text:p>
          </table:table-cell>
          <table:table-cell office:value-type="float" office:value="16.571" calcext:value-type="float">
            <text:p>16,57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50223" calcext:value-type="float">
            <text:p>750223</text:p>
          </table:table-cell>
          <table:table-cell office:value-type="float" office:value="694119.6" calcext:value-type="float">
            <text:p>694119,6</text:p>
          </table:table-cell>
          <table:table-cell office:value-type="float" office:value="16.946" calcext:value-type="float">
            <text:p>16,94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016210163" calcext:value-type="float">
            <text:p>1016210163</text:p>
          </table:table-cell>
          <table:table-cell office:value-type="float" office:value="688896.6" calcext:value-type="float">
            <text:p>688896,6</text:p>
          </table:table-cell>
          <table:table-cell office:value-type="float" office:value="16.819" calcext:value-type="float">
            <text:p>16,81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64956455" calcext:value-type="float">
            <text:p>-1664956455</text:p>
          </table:table-cell>
          <table:table-cell office:value-type="float" office:value="695726.6" calcext:value-type="float">
            <text:p>695726,6</text:p>
          </table:table-cell>
          <table:table-cell office:value-type="float" office:value="16.986" calcext:value-type="float">
            <text:p>16,98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2018453743" calcext:value-type="float">
            <text:p>-2018453743</text:p>
          </table:table-cell>
          <table:table-cell office:value-type="float" office:value="694718.6" calcext:value-type="float">
            <text:p>694718,6</text:p>
          </table:table-cell>
          <table:table-cell office:value-type="float" office:value="16.961" calcext:value-type="float">
            <text:p>16,96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2018453743" calcext:value-type="float">
            <text:p>-2018453743</text:p>
          </table:table-cell>
          <table:table-cell office:value-type="float" office:value="687213.2" calcext:value-type="float">
            <text:p>687213,2</text:p>
          </table:table-cell>
          <table:table-cell office:value-type="float" office:value="16.778" calcext:value-type="float">
            <text:p>16,778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29025418" calcext:value-type="float">
            <text:p>-429025418</text:p>
          </table:table-cell>
          <table:table-cell office:value-type="float" office:value="685102.2" calcext:value-type="float">
            <text:p>685102,2</text:p>
          </table:table-cell>
          <table:table-cell office:value-type="float" office:value="16.726" calcext:value-type="float">
            <text:p>16,72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993600926" calcext:value-type="float">
            <text:p>-993600926</text:p>
          </table:table-cell>
          <table:table-cell office:value-type="float" office:value="690763" calcext:value-type="float">
            <text:p>690763</text:p>
          </table:table-cell>
          <table:table-cell office:value-type="float" office:value="16.864" calcext:value-type="float">
            <text:p>16,86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70383855" calcext:value-type="float">
            <text:p>-470383855</text:p>
          </table:table-cell>
          <table:table-cell office:value-type="float" office:value="677302" calcext:value-type="float">
            <text:p>677302</text:p>
          </table:table-cell>
          <table:table-cell office:value-type="float" office:value="16.536" calcext:value-type="float">
            <text:p>16,53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927627421" calcext:value-type="float">
            <text:p>-1927627421</text:p>
          </table:table-cell>
          <table:table-cell office:value-type="float" office:value="1436134.4" calcext:value-type="float">
            <text:p>1436134,4</text:p>
          </table:table-cell>
          <table:table-cell office:value-type="float" office:value="17.531" calcext:value-type="float">
            <text:p>17,53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978031132" calcext:value-type="float">
            <text:p>-1978031132</text:p>
          </table:table-cell>
          <table:table-cell office:value-type="float" office:value="1368073.4" calcext:value-type="float">
            <text:p>1368073,4</text:p>
          </table:table-cell>
          <table:table-cell office:value-type="float" office:value="16.7" calcext:value-type="float">
            <text:p>16,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628012950" calcext:value-type="float">
            <text:p>-628012950</text:p>
          </table:table-cell>
          <table:table-cell office:value-type="float" office:value="1393478" calcext:value-type="float">
            <text:p>1393478</text:p>
          </table:table-cell>
          <table:table-cell office:value-type="float" office:value="17.01" calcext:value-type="float">
            <text:p>17,0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447248520" calcext:value-type="float">
            <text:p>-447248520</text:p>
          </table:table-cell>
          <table:table-cell office:value-type="float" office:value="1400080.6" calcext:value-type="float">
            <text:p>1400080,6</text:p>
          </table:table-cell>
          <table:table-cell office:value-type="float" office:value="17.091" calcext:value-type="float">
            <text:p>17,09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985398961" calcext:value-type="float">
            <text:p>1985398961</text:p>
          </table:table-cell>
          <table:table-cell office:value-type="float" office:value="1399486" calcext:value-type="float">
            <text:p>1399486</text:p>
          </table:table-cell>
          <table:table-cell office:value-type="float" office:value="17.084" calcext:value-type="float">
            <text:p>17,08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133932664" calcext:value-type="float">
            <text:p>-1133932664</text:p>
          </table:table-cell>
          <table:table-cell office:value-type="float" office:value="1363464.2" calcext:value-type="float">
            <text:p>1363464,2</text:p>
          </table:table-cell>
          <table:table-cell office:value-type="float" office:value="16.644" calcext:value-type="float">
            <text:p>16,64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133932664" calcext:value-type="float">
            <text:p>-1133932664</text:p>
          </table:table-cell>
          <table:table-cell office:value-type="float" office:value="1418138" calcext:value-type="float">
            <text:p>1418138</text:p>
          </table:table-cell>
          <table:table-cell office:value-type="float" office:value="17.311" calcext:value-type="float">
            <text:p>17,31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794670" calcext:value-type="float">
            <text:p>2088794670</text:p>
          </table:table-cell>
          <table:table-cell office:value-type="float" office:value="1375026.2" calcext:value-type="float">
            <text:p>1375026,2</text:p>
          </table:table-cell>
          <table:table-cell office:value-type="float" office:value="16.785" calcext:value-type="float">
            <text:p>16,785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17239430" calcext:value-type="float">
            <text:p>-2017239430</text:p>
          </table:table-cell>
          <table:table-cell office:value-type="float" office:value="1431932.6" calcext:value-type="float">
            <text:p>1431932,6</text:p>
          </table:table-cell>
          <table:table-cell office:value-type="float" office:value="17.48" calcext:value-type="float">
            <text:p>17,48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99234202" calcext:value-type="float">
            <text:p>1799234202</text:p>
          </table:table-cell>
          <table:table-cell office:value-type="float" office:value="1376527.2" calcext:value-type="float">
            <text:p>1376527,2</text:p>
          </table:table-cell>
          <table:table-cell office:value-type="float" office:value="16.803" calcext:value-type="float">
            <text:p>16,803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61917401" calcext:value-type="float">
            <text:p>61917401</text:p>
          </table:table-cell>
          <table:table-cell office:value-type="float" office:value="2830191.6" calcext:value-type="float">
            <text:p>2830191,6</text:p>
          </table:table-cell>
          <table:table-cell office:value-type="float" office:value="17.274" calcext:value-type="float">
            <text:p>17,27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1472980" calcext:value-type="float">
            <text:p>31472980</text:p>
          </table:table-cell>
          <table:table-cell office:value-type="float" office:value="2807366.8" calcext:value-type="float">
            <text:p>2807366,8</text:p>
          </table:table-cell>
          <table:table-cell office:value-type="float" office:value="17.135" calcext:value-type="float">
            <text:p>17,135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50375105" calcext:value-type="float">
            <text:p>1050375105</text:p>
          </table:table-cell>
          <table:table-cell office:value-type="float" office:value="2850945.4" calcext:value-type="float">
            <text:p>2850945,4</text:p>
          </table:table-cell>
          <table:table-cell office:value-type="float" office:value="17.401" calcext:value-type="float">
            <text:p>17,40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80619621" calcext:value-type="float">
            <text:p>80619621</text:p>
          </table:table-cell>
          <table:table-cell office:value-type="float" office:value="2777321" calcext:value-type="float">
            <text:p>2777321</text:p>
          </table:table-cell>
          <table:table-cell office:value-type="float" office:value="16.951" calcext:value-type="float">
            <text:p>16,95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586198699" calcext:value-type="float">
            <text:p>-586198699</text:p>
          </table:table-cell>
          <table:table-cell office:value-type="float" office:value="2872006.2" calcext:value-type="float">
            <text:p>2872006,2</text:p>
          </table:table-cell>
          <table:table-cell office:value-type="float" office:value="17.529" calcext:value-type="float">
            <text:p>17,52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013269043" calcext:value-type="float">
            <text:p>-1013269043</text:p>
          </table:table-cell>
          <table:table-cell office:value-type="float" office:value="2798208.4" calcext:value-type="float">
            <text:p>2798208,4</text:p>
          </table:table-cell>
          <table:table-cell office:value-type="float" office:value="17.079" calcext:value-type="float">
            <text:p>17,079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013269043" calcext:value-type="float">
            <text:p>-1013269043</text:p>
          </table:table-cell>
          <table:table-cell office:value-type="float" office:value="2856589" calcext:value-type="float">
            <text:p>2856589</text:p>
          </table:table-cell>
          <table:table-cell office:value-type="float" office:value="17.435" calcext:value-type="float">
            <text:p>17,435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64911382" calcext:value-type="float">
            <text:p>-764911382</text:p>
          </table:table-cell>
          <table:table-cell office:value-type="float" office:value="2780529" calcext:value-type="float">
            <text:p>2780529</text:p>
          </table:table-cell>
          <table:table-cell office:value-type="float" office:value="16.971" calcext:value-type="float">
            <text:p>16,971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280709319" calcext:value-type="float">
            <text:p>-1280709319</text:p>
          </table:table-cell>
          <table:table-cell office:value-type="float" office:value="2805881.2" calcext:value-type="float">
            <text:p>2805881,2</text:p>
          </table:table-cell>
          <table:table-cell office:value-type="float" office:value="17.126" calcext:value-type="float">
            <text:p>17,126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773193552" calcext:value-type="float">
            <text:p>773193552</text:p>
          </table:table-cell>
          <table:table-cell office:value-type="float" office:value="2811736.6" calcext:value-type="float">
            <text:p>2811736,6</text:p>
          </table:table-cell>
          <table:table-cell office:value-type="float" office:value="17.161" calcext:value-type="float">
            <text:p>17,16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379566662" calcext:value-type="float">
            <text:p>-1379566662</text:p>
          </table:table-cell>
          <table:table-cell office:value-type="float" office:value="3321.4" calcext:value-type="float">
            <text:p>3321,4</text:p>
          </table:table-cell>
          <table:table-cell office:value-type="float" office:value="8.649" calcext:value-type="float">
            <text:p>8,64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31471324" calcext:value-type="float">
            <text:p>-331471324</text:p>
          </table:table-cell>
          <table:table-cell office:value-type="float" office:value="3221.8" calcext:value-type="float">
            <text:p>3221,8</text:p>
          </table:table-cell>
          <table:table-cell office:value-type="float" office:value="8.39" calcext:value-type="float">
            <text:p>8,3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654959289" calcext:value-type="float">
            <text:p>1654959289</text:p>
          </table:table-cell>
          <table:table-cell office:value-type="float" office:value="3263" calcext:value-type="float">
            <text:p>3263</text:p>
          </table:table-cell>
          <table:table-cell office:value-type="float" office:value="8.497" calcext:value-type="float">
            <text:p>8,49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756853047" calcext:value-type="float">
            <text:p>-1756853047</text:p>
          </table:table-cell>
          <table:table-cell office:value-type="float" office:value="3637" calcext:value-type="float">
            <text:p>3637</text:p>
          </table:table-cell>
          <table:table-cell office:value-type="float" office:value="9.471" calcext:value-type="float">
            <text:p>9,47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29433101" calcext:value-type="float">
            <text:p>729433101</text:p>
          </table:table-cell>
          <table:table-cell office:value-type="float" office:value="3175.8" calcext:value-type="float">
            <text:p>3175,8</text:p>
          </table:table-cell>
          <table:table-cell office:value-type="float" office:value="8.27" calcext:value-type="float">
            <text:p>8,2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05437678" calcext:value-type="float">
            <text:p>405437678</text:p>
          </table:table-cell>
          <table:table-cell office:value-type="float" office:value="3655" calcext:value-type="float">
            <text:p>3655</text:p>
          </table:table-cell>
          <table:table-cell office:value-type="float" office:value="9.518" calcext:value-type="float">
            <text:p>9,51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05437678" calcext:value-type="float">
            <text:p>405437678</text:p>
          </table:table-cell>
          <table:table-cell office:value-type="float" office:value="3191" calcext:value-type="float">
            <text:p>3191</text:p>
          </table:table-cell>
          <table:table-cell office:value-type="float" office:value="8.31" calcext:value-type="float">
            <text:p>8,3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277683526" calcext:value-type="float">
            <text:p>-1277683526</text:p>
          </table:table-cell>
          <table:table-cell office:value-type="float" office:value="3310.2" calcext:value-type="float">
            <text:p>3310,2</text:p>
          </table:table-cell>
          <table:table-cell office:value-type="float" office:value="8.62" calcext:value-type="float">
            <text:p>8,62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985828620" calcext:value-type="float">
            <text:p>985828620</text:p>
          </table:table-cell>
          <table:table-cell office:value-type="float" office:value="3582" calcext:value-type="float">
            <text:p>3582</text:p>
          </table:table-cell>
          <table:table-cell office:value-type="float" office:value="9.328" calcext:value-type="float">
            <text:p>9,32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486177558" calcext:value-type="float">
            <text:p>-486177558</text:p>
          </table:table-cell>
          <table:table-cell office:value-type="float" office:value="3586" calcext:value-type="float">
            <text:p>3586</text:p>
          </table:table-cell>
          <table:table-cell office:value-type="float" office:value="9.339" calcext:value-type="float">
            <text:p>9,33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395101892" calcext:value-type="float">
            <text:p>-1395101892</text:p>
          </table:table-cell>
          <table:table-cell office:value-type="float" office:value="9171.6" calcext:value-type="float">
            <text:p>9171,6</text:p>
          </table:table-cell>
          <table:table-cell office:value-type="float" office:value="7.961" calcext:value-type="float">
            <text:p>7,96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915769504" calcext:value-type="float">
            <text:p>-915769504</text:p>
          </table:table-cell>
          <table:table-cell office:value-type="float" office:value="9473.6" calcext:value-type="float">
            <text:p>9473,6</text:p>
          </table:table-cell>
          <table:table-cell office:value-type="float" office:value="8.224" calcext:value-type="float">
            <text:p>8,224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12465138" calcext:value-type="float">
            <text:p>1412465138</text:p>
          </table:table-cell>
          <table:table-cell office:value-type="float" office:value="10077.8" calcext:value-type="float">
            <text:p>10077,8</text:p>
          </table:table-cell>
          <table:table-cell office:value-type="float" office:value="8.748" calcext:value-type="float">
            <text:p>8,74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0525657" calcext:value-type="float">
            <text:p>140525657</text:p>
          </table:table-cell>
          <table:table-cell office:value-type="float" office:value="9976.2" calcext:value-type="float">
            <text:p>9976,2</text:p>
          </table:table-cell>
          <table:table-cell office:value-type="float" office:value="8.66" calcext:value-type="float">
            <text:p>8,66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88513424" calcext:value-type="float">
            <text:p>1388513424</text:p>
          </table:table-cell>
          <table:table-cell office:value-type="float" office:value="9573" calcext:value-type="float">
            <text:p>9573</text:p>
          </table:table-cell>
          <table:table-cell office:value-type="float" office:value="8.31" calcext:value-type="float">
            <text:p>8,3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627965374" calcext:value-type="float">
            <text:p>627965374</text:p>
          </table:table-cell>
          <table:table-cell office:value-type="float" office:value="9461.2" calcext:value-type="float">
            <text:p>9461,2</text:p>
          </table:table-cell>
          <table:table-cell office:value-type="float" office:value="8.213" calcext:value-type="float">
            <text:p>8,21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627965374" calcext:value-type="float">
            <text:p>627965374</text:p>
          </table:table-cell>
          <table:table-cell office:value-type="float" office:value="9558.4" calcext:value-type="float">
            <text:p>9558,4</text:p>
          </table:table-cell>
          <table:table-cell office:value-type="float" office:value="8.297" calcext:value-type="float">
            <text:p>8,29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907542014" calcext:value-type="float">
            <text:p>-1907542014</text:p>
          </table:table-cell>
          <table:table-cell office:value-type="float" office:value="9831.2" calcext:value-type="float">
            <text:p>9831,2</text:p>
          </table:table-cell>
          <table:table-cell office:value-type="float" office:value="8.534" calcext:value-type="float">
            <text:p>8,534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694957082" calcext:value-type="float">
            <text:p>1694957082</text:p>
          </table:table-cell>
          <table:table-cell office:value-type="float" office:value="9851.6" calcext:value-type="float">
            <text:p>9851,6</text:p>
          </table:table-cell>
          <table:table-cell office:value-type="float" office:value="8.552" calcext:value-type="float">
            <text:p>8,552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710729241" calcext:value-type="float">
            <text:p>1710729241</text:p>
          </table:table-cell>
          <table:table-cell office:value-type="float" office:value="9946.2" calcext:value-type="float">
            <text:p>9946,2</text:p>
          </table:table-cell>
          <table:table-cell office:value-type="float" office:value="8.634" calcext:value-type="float">
            <text:p>8,634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854957212" calcext:value-type="float">
            <text:p>-854957212</text:p>
          </table:table-cell>
          <table:table-cell office:value-type="float" office:value="176411.2" calcext:value-type="float">
            <text:p>176411,2</text:p>
          </table:table-cell>
          <table:table-cell office:value-type="float" office:value="17.228" calcext:value-type="float">
            <text:p>17,22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610163197" calcext:value-type="float">
            <text:p>-1610163197</text:p>
          </table:table-cell>
          <table:table-cell office:value-type="float" office:value="154592.6" calcext:value-type="float">
            <text:p>154592,6</text:p>
          </table:table-cell>
          <table:table-cell office:value-type="float" office:value="15.097" calcext:value-type="float">
            <text:p>15,09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838551105" calcext:value-type="float">
            <text:p>-1838551105</text:p>
          </table:table-cell>
          <table:table-cell office:value-type="float" office:value="150661" calcext:value-type="float">
            <text:p>150661</text:p>
          </table:table-cell>
          <table:table-cell office:value-type="float" office:value="14.713" calcext:value-type="float">
            <text:p>14,71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919350860" calcext:value-type="float">
            <text:p>-1919350860</text:p>
          </table:table-cell>
          <table:table-cell office:value-type="float" office:value="147994" calcext:value-type="float">
            <text:p>147994</text:p>
          </table:table-cell>
          <table:table-cell office:value-type="float" office:value="14.453" calcext:value-type="float">
            <text:p>14,45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490721651" calcext:value-type="float">
            <text:p>-490721651</text:p>
          </table:table-cell>
          <table:table-cell office:value-type="float" office:value="146057" calcext:value-type="float">
            <text:p>146057</text:p>
          </table:table-cell>
          <table:table-cell office:value-type="float" office:value="14.263" calcext:value-type="float">
            <text:p>14,26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484115153" calcext:value-type="float">
            <text:p>-1484115153</text:p>
          </table:table-cell>
          <table:table-cell office:value-type="float" office:value="149300" calcext:value-type="float">
            <text:p>149300</text:p>
          </table:table-cell>
          <table:table-cell office:value-type="float" office:value="14.58" calcext:value-type="float">
            <text:p>14,5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484115153" calcext:value-type="float">
            <text:p>-1484115153</text:p>
          </table:table-cell>
          <table:table-cell office:value-type="float" office:value="173998.2" calcext:value-type="float">
            <text:p>173998,2</text:p>
          </table:table-cell>
          <table:table-cell office:value-type="float" office:value="16.992" calcext:value-type="float">
            <text:p>16,992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71397049" calcext:value-type="float">
            <text:p>571397049</text:p>
          </table:table-cell>
          <table:table-cell office:value-type="float" office:value="149574.8" calcext:value-type="float">
            <text:p>149574,8</text:p>
          </table:table-cell>
          <table:table-cell office:value-type="float" office:value="14.607" calcext:value-type="float">
            <text:p>14,60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22285461" calcext:value-type="float">
            <text:p>1722285461</text:p>
          </table:table-cell>
          <table:table-cell office:value-type="float" office:value="154109" calcext:value-type="float">
            <text:p>154109</text:p>
          </table:table-cell>
          <table:table-cell office:value-type="float" office:value="15.05" calcext:value-type="float">
            <text:p>15,05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8596076" calcext:value-type="float">
            <text:p>158596076</text:p>
          </table:table-cell>
          <table:table-cell office:value-type="float" office:value="144968.2" calcext:value-type="float">
            <text:p>144968,2</text:p>
          </table:table-cell>
          <table:table-cell office:value-type="float" office:value="14.157" calcext:value-type="float">
            <text:p>14,15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281258410" calcext:value-type="float">
            <text:p>1281258410</text:p>
          </table:table-cell>
          <table:table-cell office:value-type="float" office:value="243927.2" calcext:value-type="float">
            <text:p>243927,2</text:p>
          </table:table-cell>
          <table:table-cell office:value-type="float" office:value="15.881" calcext:value-type="float">
            <text:p>15,88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23453573" calcext:value-type="float">
            <text:p>-123453573</text:p>
          </table:table-cell>
          <table:table-cell office:value-type="float" office:value="268589.2" calcext:value-type="float">
            <text:p>268589,2</text:p>
          </table:table-cell>
          <table:table-cell office:value-type="float" office:value="17.486" calcext:value-type="float">
            <text:p>17,486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36204303" calcext:value-type="float">
            <text:p>236204303</text:p>
          </table:table-cell>
          <table:table-cell office:value-type="float" office:value="249282" calcext:value-type="float">
            <text:p>249282</text:p>
          </table:table-cell>
          <table:table-cell office:value-type="float" office:value="16.229" calcext:value-type="float">
            <text:p>16,22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58815021" calcext:value-type="float">
            <text:p>-358815021</text:p>
          </table:table-cell>
          <table:table-cell office:value-type="float" office:value="247841.6" calcext:value-type="float">
            <text:p>247841,6</text:p>
          </table:table-cell>
          <table:table-cell office:value-type="float" office:value="16.136" calcext:value-type="float">
            <text:p>16,136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19480226" calcext:value-type="float">
            <text:p>1519480226</text:p>
          </table:table-cell>
          <table:table-cell office:value-type="float" office:value="256469.4" calcext:value-type="float">
            <text:p>256469,4</text:p>
          </table:table-cell>
          <table:table-cell office:value-type="float" office:value="16.697" calcext:value-type="float">
            <text:p>16,69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898694693" calcext:value-type="float">
            <text:p>-1898694693</text:p>
          </table:table-cell>
          <table:table-cell office:value-type="float" office:value="249339.4" calcext:value-type="float">
            <text:p>249339,4</text:p>
          </table:table-cell>
          <table:table-cell office:value-type="float" office:value="16.233" calcext:value-type="float">
            <text:p>16,23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898694693" calcext:value-type="float">
            <text:p>-1898694693</text:p>
          </table:table-cell>
          <table:table-cell office:value-type="float" office:value="255671.4" calcext:value-type="float">
            <text:p>255671,4</text:p>
          </table:table-cell>
          <table:table-cell office:value-type="float" office:value="16.645" calcext:value-type="float">
            <text:p>16,645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670717589" calcext:value-type="float">
            <text:p>-1670717589</text:p>
          </table:table-cell>
          <table:table-cell office:value-type="float" office:value="245518.8" calcext:value-type="float">
            <text:p>245518,8</text:p>
          </table:table-cell>
          <table:table-cell office:value-type="float" office:value="15.984" calcext:value-type="float">
            <text:p>15,984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52765231" calcext:value-type="float">
            <text:p>1552765231</text:p>
          </table:table-cell>
          <table:table-cell office:value-type="float" office:value="242986.6" calcext:value-type="float">
            <text:p>242986,6</text:p>
          </table:table-cell>
          <table:table-cell office:value-type="float" office:value="15.819" calcext:value-type="float">
            <text:p>15,81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44820337" calcext:value-type="float">
            <text:p>44820337</text:p>
          </table:table-cell>
          <table:table-cell office:value-type="float" office:value="273927.6" calcext:value-type="float">
            <text:p>273927,6</text:p>
          </table:table-cell>
          <table:table-cell office:value-type="float" office:value="17.834" calcext:value-type="float">
            <text:p>17,834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986723307" calcext:value-type="float">
            <text:p>-1986723307</text:p>
          </table:table-cell>
          <table:table-cell office:value-type="float" office:value="701470.6" calcext:value-type="float">
            <text:p>701470,6</text:p>
          </table:table-cell>
          <table:table-cell office:value-type="float" office:value="17.126" calcext:value-type="float">
            <text:p>17,126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52491456" calcext:value-type="float">
            <text:p>952491456</text:p>
          </table:table-cell>
          <table:table-cell office:value-type="float" office:value="687814.2" calcext:value-type="float">
            <text:p>687814,2</text:p>
          </table:table-cell>
          <table:table-cell office:value-type="float" office:value="16.792" calcext:value-type="float">
            <text:p>16,792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50223" calcext:value-type="float">
            <text:p>750223</text:p>
          </table:table-cell>
          <table:table-cell office:value-type="float" office:value="688185" calcext:value-type="float">
            <text:p>688185</text:p>
          </table:table-cell>
          <table:table-cell office:value-type="float" office:value="16.801" calcext:value-type="float">
            <text:p>16,80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016210163" calcext:value-type="float">
            <text:p>1016210163</text:p>
          </table:table-cell>
          <table:table-cell office:value-type="float" office:value="734205.8" calcext:value-type="float">
            <text:p>734205,8</text:p>
          </table:table-cell>
          <table:table-cell office:value-type="float" office:value="17.925" calcext:value-type="float">
            <text:p>17,925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64956455" calcext:value-type="float">
            <text:p>-1664956455</text:p>
          </table:table-cell>
          <table:table-cell office:value-type="float" office:value="695513.4" calcext:value-type="float">
            <text:p>695513,4</text:p>
          </table:table-cell>
          <table:table-cell office:value-type="float" office:value="16.98" calcext:value-type="float">
            <text:p>16,9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2018453743" calcext:value-type="float">
            <text:p>-2018453743</text:p>
          </table:table-cell>
          <table:table-cell office:value-type="float" office:value="726164.2" calcext:value-type="float">
            <text:p>726164,2</text:p>
          </table:table-cell>
          <table:table-cell office:value-type="float" office:value="17.729" calcext:value-type="float">
            <text:p>17,72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2018453743" calcext:value-type="float">
            <text:p>-2018453743</text:p>
          </table:table-cell>
          <table:table-cell office:value-type="float" office:value="681490.2" calcext:value-type="float">
            <text:p>681490,2</text:p>
          </table:table-cell>
          <table:table-cell office:value-type="float" office:value="16.638" calcext:value-type="float">
            <text:p>16,63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29025418" calcext:value-type="float">
            <text:p>-429025418</text:p>
          </table:table-cell>
          <table:table-cell office:value-type="float" office:value="693391.4" calcext:value-type="float">
            <text:p>693391,4</text:p>
          </table:table-cell>
          <table:table-cell office:value-type="float" office:value="16.929" calcext:value-type="float">
            <text:p>16,92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993600926" calcext:value-type="float">
            <text:p>-993600926</text:p>
          </table:table-cell>
          <table:table-cell office:value-type="float" office:value="693166.4" calcext:value-type="float">
            <text:p>693166,4</text:p>
          </table:table-cell>
          <table:table-cell office:value-type="float" office:value="16.923" calcext:value-type="float">
            <text:p>16,92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70383855" calcext:value-type="float">
            <text:p>-470383855</text:p>
          </table:table-cell>
          <table:table-cell office:value-type="float" office:value="695613.8" calcext:value-type="float">
            <text:p>695613,8</text:p>
          </table:table-cell>
          <table:table-cell office:value-type="float" office:value="16.983" calcext:value-type="float">
            <text:p>16,98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927627421" calcext:value-type="float">
            <text:p>-1927627421</text:p>
          </table:table-cell>
          <table:table-cell office:value-type="float" office:value="1438838.6" calcext:value-type="float">
            <text:p>1438838,6</text:p>
          </table:table-cell>
          <table:table-cell office:value-type="float" office:value="17.564" calcext:value-type="float">
            <text:p>17,564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978031132" calcext:value-type="float">
            <text:p>-1978031132</text:p>
          </table:table-cell>
          <table:table-cell office:value-type="float" office:value="1397478" calcext:value-type="float">
            <text:p>1397478</text:p>
          </table:table-cell>
          <table:table-cell office:value-type="float" office:value="17.059" calcext:value-type="float">
            <text:p>17,05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628012950" calcext:value-type="float">
            <text:p>-628012950</text:p>
          </table:table-cell>
          <table:table-cell office:value-type="float" office:value="1430444.8" calcext:value-type="float">
            <text:p>1430444,8</text:p>
          </table:table-cell>
          <table:table-cell office:value-type="float" office:value="17.461" calcext:value-type="float">
            <text:p>17,46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447248520" calcext:value-type="float">
            <text:p>-447248520</text:p>
          </table:table-cell>
          <table:table-cell office:value-type="float" office:value="1436239.8" calcext:value-type="float">
            <text:p>1436239,8</text:p>
          </table:table-cell>
          <table:table-cell office:value-type="float" office:value="17.532" calcext:value-type="float">
            <text:p>17,532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985398961" calcext:value-type="float">
            <text:p>1985398961</text:p>
          </table:table-cell>
          <table:table-cell office:value-type="float" office:value="1400026.8" calcext:value-type="float">
            <text:p>1400026,8</text:p>
          </table:table-cell>
          <table:table-cell office:value-type="float" office:value="17.09" calcext:value-type="float">
            <text:p>17,0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133932664" calcext:value-type="float">
            <text:p>-1133932664</text:p>
          </table:table-cell>
          <table:table-cell office:value-type="float" office:value="1446510.8" calcext:value-type="float">
            <text:p>1446510,8</text:p>
          </table:table-cell>
          <table:table-cell office:value-type="float" office:value="17.658" calcext:value-type="float">
            <text:p>17,65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794670" calcext:value-type="float">
            <text:p>2088794670</text:p>
          </table:table-cell>
          <table:table-cell office:value-type="float" office:value="1433844.4" calcext:value-type="float">
            <text:p>1433844,4</text:p>
          </table:table-cell>
          <table:table-cell office:value-type="float" office:value="17.503" calcext:value-type="float">
            <text:p>17,50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794670" calcext:value-type="float">
            <text:p>2088794670</text:p>
          </table:table-cell>
          <table:table-cell office:value-type="float" office:value="1421015.6" calcext:value-type="float">
            <text:p>1421015,6</text:p>
          </table:table-cell>
          <table:table-cell office:value-type="float" office:value="17.346" calcext:value-type="float">
            <text:p>17,346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17239430" calcext:value-type="float">
            <text:p>-2017239430</text:p>
          </table:table-cell>
          <table:table-cell office:value-type="float" office:value="1423293" calcext:value-type="float">
            <text:p>1423293</text:p>
          </table:table-cell>
          <table:table-cell office:value-type="float" office:value="17.374" calcext:value-type="float">
            <text:p>17,374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99234202" calcext:value-type="float">
            <text:p>1799234202</text:p>
          </table:table-cell>
          <table:table-cell office:value-type="float" office:value="1400847.8" calcext:value-type="float">
            <text:p>1400847,8</text:p>
          </table:table-cell>
          <table:table-cell office:value-type="float" office:value="17.1" calcext:value-type="float">
            <text:p>17,1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1472980" calcext:value-type="float">
            <text:p>31472980</text:p>
          </table:table-cell>
          <table:table-cell office:value-type="float" office:value="2812222" calcext:value-type="float">
            <text:p>2812222</text:p>
          </table:table-cell>
          <table:table-cell office:value-type="float" office:value="17.164" calcext:value-type="float">
            <text:p>17,164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1472980" calcext:value-type="float">
            <text:p>31472980</text:p>
          </table:table-cell>
          <table:table-cell office:value-type="float" office:value="2908609" calcext:value-type="float">
            <text:p>2908609</text:p>
          </table:table-cell>
          <table:table-cell office:value-type="float" office:value="17.753" calcext:value-type="float">
            <text:p>17,75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50375105" calcext:value-type="float">
            <text:p>1050375105</text:p>
          </table:table-cell>
          <table:table-cell office:value-type="float" office:value="2881564.4" calcext:value-type="float">
            <text:p>2881564,4</text:p>
          </table:table-cell>
          <table:table-cell office:value-type="float" office:value="17.588" calcext:value-type="float">
            <text:p>17,588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80619621" calcext:value-type="float">
            <text:p>80619621</text:p>
          </table:table-cell>
          <table:table-cell office:value-type="float" office:value="2814168.2" calcext:value-type="float">
            <text:p>2814168,2</text:p>
          </table:table-cell>
          <table:table-cell office:value-type="float" office:value="17.176" calcext:value-type="float">
            <text:p>17,176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586198699" calcext:value-type="float">
            <text:p>-586198699</text:p>
          </table:table-cell>
          <table:table-cell office:value-type="float" office:value="2760259.8" calcext:value-type="float">
            <text:p>2760259,8</text:p>
          </table:table-cell>
          <table:table-cell office:value-type="float" office:value="16.847" calcext:value-type="float">
            <text:p>16,84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013269043" calcext:value-type="float">
            <text:p>-1013269043</text:p>
          </table:table-cell>
          <table:table-cell office:value-type="float" office:value="2865317.4" calcext:value-type="float">
            <text:p>2865317,4</text:p>
          </table:table-cell>
          <table:table-cell office:value-type="float" office:value="17.489" calcext:value-type="float">
            <text:p>17,489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64911382" calcext:value-type="float">
            <text:p>-764911382</text:p>
          </table:table-cell>
          <table:table-cell office:value-type="float" office:value="2912178.6" calcext:value-type="float">
            <text:p>2912178,6</text:p>
          </table:table-cell>
          <table:table-cell office:value-type="float" office:value="17.775" calcext:value-type="float">
            <text:p>17,775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64911382" calcext:value-type="float">
            <text:p>-764911382</text:p>
          </table:table-cell>
          <table:table-cell office:value-type="float" office:value="2756279" calcext:value-type="float">
            <text:p>2756279</text:p>
          </table:table-cell>
          <table:table-cell office:value-type="float" office:value="16.823" calcext:value-type="float">
            <text:p>16,823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280709319" calcext:value-type="float">
            <text:p>-1280709319</text:p>
          </table:table-cell>
          <table:table-cell office:value-type="float" office:value="2801253.4" calcext:value-type="float">
            <text:p>2801253,4</text:p>
          </table:table-cell>
          <table:table-cell office:value-type="float" office:value="17.097" calcext:value-type="float">
            <text:p>17,097</text:p>
          </table:table-cell>
          <table:table-cell table:number-columns-repeated="9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773193552" calcext:value-type="float">
            <text:p>773193552</text:p>
          </table:table-cell>
          <table:table-cell office:value-type="float" office:value="2753268.4" calcext:value-type="float">
            <text:p>2753268,4</text:p>
          </table:table-cell>
          <table:table-cell office:value-type="float" office:value="16.805" calcext:value-type="float">
            <text:p>16,80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31471324" calcext:value-type="float">
            <text:p>-331471324</text:p>
          </table:table-cell>
          <table:table-cell office:value-type="float" office:value="3197.6" calcext:value-type="float">
            <text:p>3197,6</text:p>
          </table:table-cell>
          <table:table-cell office:value-type="float" office:value="8.327" calcext:value-type="float">
            <text:p>8,327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331471324" calcext:value-type="float">
            <text:p>-331471324</text:p>
          </table:table-cell>
          <table:table-cell office:value-type="float" office:value="3336.4" calcext:value-type="float">
            <text:p>3336,4</text:p>
          </table:table-cell>
          <table:table-cell office:value-type="float" office:value="8.689" calcext:value-type="float">
            <text:p>8,68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1654959289" calcext:value-type="float">
            <text:p>1654959289</text:p>
          </table:table-cell>
          <table:table-cell office:value-type="float" office:value="3878" calcext:value-type="float">
            <text:p>3878</text:p>
          </table:table-cell>
          <table:table-cell office:value-type="float" office:value="10.099" calcext:value-type="float">
            <text:p>10,09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756853047" calcext:value-type="float">
            <text:p>-1756853047</text:p>
          </table:table-cell>
          <table:table-cell office:value-type="float" office:value="3811" calcext:value-type="float">
            <text:p>3811</text:p>
          </table:table-cell>
          <table:table-cell office:value-type="float" office:value="9.924" calcext:value-type="float">
            <text:p>9,92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729433101" calcext:value-type="float">
            <text:p>729433101</text:p>
          </table:table-cell>
          <table:table-cell office:value-type="float" office:value="3725.6" calcext:value-type="float">
            <text:p>3725,6</text:p>
          </table:table-cell>
          <table:table-cell office:value-type="float" office:value="9.702" calcext:value-type="float">
            <text:p>9,70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05437678" calcext:value-type="float">
            <text:p>405437678</text:p>
          </table:table-cell>
          <table:table-cell office:value-type="float" office:value="6722.4" calcext:value-type="float">
            <text:p>6722,4</text:p>
          </table:table-cell>
          <table:table-cell office:value-type="float" office:value="17.506" calcext:value-type="float">
            <text:p>17,506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1277683526" calcext:value-type="float">
            <text:p>-1277683526</text:p>
          </table:table-cell>
          <table:table-cell office:value-type="float" office:value="3074.6" calcext:value-type="float">
            <text:p>3074,6</text:p>
          </table:table-cell>
          <table:table-cell office:value-type="float" office:value="8.007" calcext:value-type="float">
            <text:p>8,007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985828620" calcext:value-type="float">
            <text:p>985828620</text:p>
          </table:table-cell>
          <table:table-cell office:value-type="float" office:value="3451.8" calcext:value-type="float">
            <text:p>3451,8</text:p>
          </table:table-cell>
          <table:table-cell office:value-type="float" office:value="8.989" calcext:value-type="float">
            <text:p>8,98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985828620" calcext:value-type="float">
            <text:p>985828620</text:p>
          </table:table-cell>
          <table:table-cell office:value-type="float" office:value="3395.8" calcext:value-type="float">
            <text:p>3395,8</text:p>
          </table:table-cell>
          <table:table-cell office:value-type="float" office:value="8.843" calcext:value-type="float">
            <text:p>8,843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-486177558" calcext:value-type="float">
            <text:p>-486177558</text:p>
          </table:table-cell>
          <table:table-cell office:value-type="float" office:value="3079.4" calcext:value-type="float">
            <text:p>3079,4</text:p>
          </table:table-cell>
          <table:table-cell office:value-type="float" office:value="8.019" calcext:value-type="float">
            <text:p>8,01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915769504" calcext:value-type="float">
            <text:p>-915769504</text:p>
          </table:table-cell>
          <table:table-cell office:value-type="float" office:value="9381.6" calcext:value-type="float">
            <text:p>9381,6</text:p>
          </table:table-cell>
          <table:table-cell office:value-type="float" office:value="8.144" calcext:value-type="float">
            <text:p>8,14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915769504" calcext:value-type="float">
            <text:p>-915769504</text:p>
          </table:table-cell>
          <table:table-cell office:value-type="float" office:value="9052" calcext:value-type="float">
            <text:p>9052</text:p>
          </table:table-cell>
          <table:table-cell office:value-type="float" office:value="7.858" calcext:value-type="float">
            <text:p>7,858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12465138" calcext:value-type="float">
            <text:p>1412465138</text:p>
          </table:table-cell>
          <table:table-cell office:value-type="float" office:value="9492.2" calcext:value-type="float">
            <text:p>9492,2</text:p>
          </table:table-cell>
          <table:table-cell office:value-type="float" office:value="8.24" calcext:value-type="float">
            <text:p>8,2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40525657" calcext:value-type="float">
            <text:p>140525657</text:p>
          </table:table-cell>
          <table:table-cell office:value-type="float" office:value="9271" calcext:value-type="float">
            <text:p>9271</text:p>
          </table:table-cell>
          <table:table-cell office:value-type="float" office:value="8.048" calcext:value-type="float">
            <text:p>8,048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388513424" calcext:value-type="float">
            <text:p>1388513424</text:p>
          </table:table-cell>
          <table:table-cell office:value-type="float" office:value="9169" calcext:value-type="float">
            <text:p>9169</text:p>
          </table:table-cell>
          <table:table-cell office:value-type="float" office:value="7.959" calcext:value-type="float">
            <text:p>7,95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627965374" calcext:value-type="float">
            <text:p>627965374</text:p>
          </table:table-cell>
          <table:table-cell office:value-type="float" office:value="9283.6" calcext:value-type="float">
            <text:p>9283,6</text:p>
          </table:table-cell>
          <table:table-cell office:value-type="float" office:value="8.059" calcext:value-type="float">
            <text:p>8,05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-1907542014" calcext:value-type="float">
            <text:p>-1907542014</text:p>
          </table:table-cell>
          <table:table-cell office:value-type="float" office:value="9152.6" calcext:value-type="float">
            <text:p>9152,6</text:p>
          </table:table-cell>
          <table:table-cell office:value-type="float" office:value="7.945" calcext:value-type="float">
            <text:p>7,94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694957082" calcext:value-type="float">
            <text:p>1694957082</text:p>
          </table:table-cell>
          <table:table-cell office:value-type="float" office:value="9363.4" calcext:value-type="float">
            <text:p>9363,4</text:p>
          </table:table-cell>
          <table:table-cell office:value-type="float" office:value="8.128" calcext:value-type="float">
            <text:p>8,128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694957082" calcext:value-type="float">
            <text:p>1694957082</text:p>
          </table:table-cell>
          <table:table-cell office:value-type="float" office:value="9368.2" calcext:value-type="float">
            <text:p>9368,2</text:p>
          </table:table-cell>
          <table:table-cell office:value-type="float" office:value="8.132" calcext:value-type="float">
            <text:p>8,13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1710729241" calcext:value-type="float">
            <text:p>1710729241</text:p>
          </table:table-cell>
          <table:table-cell office:value-type="float" office:value="9301" calcext:value-type="float">
            <text:p>9301</text:p>
          </table:table-cell>
          <table:table-cell office:value-type="float" office:value="8.074" calcext:value-type="float">
            <text:p>8,07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610163197" calcext:value-type="float">
            <text:p>-1610163197</text:p>
          </table:table-cell>
          <table:table-cell office:value-type="float" office:value="179791" calcext:value-type="float">
            <text:p>179791</text:p>
          </table:table-cell>
          <table:table-cell office:value-type="float" office:value="17.558" calcext:value-type="float">
            <text:p>17,558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610163197" calcext:value-type="float">
            <text:p>-1610163197</text:p>
          </table:table-cell>
          <table:table-cell office:value-type="float" office:value="177090.6" calcext:value-type="float">
            <text:p>177090,6</text:p>
          </table:table-cell>
          <table:table-cell office:value-type="float" office:value="17.294" calcext:value-type="float">
            <text:p>17,29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838551105" calcext:value-type="float">
            <text:p>-1838551105</text:p>
          </table:table-cell>
          <table:table-cell office:value-type="float" office:value="176046.4" calcext:value-type="float">
            <text:p>176046,4</text:p>
          </table:table-cell>
          <table:table-cell office:value-type="float" office:value="17.192" calcext:value-type="float">
            <text:p>17,19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919350860" calcext:value-type="float">
            <text:p>-1919350860</text:p>
          </table:table-cell>
          <table:table-cell office:value-type="float" office:value="180333.6" calcext:value-type="float">
            <text:p>180333,6</text:p>
          </table:table-cell>
          <table:table-cell office:value-type="float" office:value="17.611" calcext:value-type="float">
            <text:p>17,61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490721651" calcext:value-type="float">
            <text:p>-490721651</text:p>
          </table:table-cell>
          <table:table-cell office:value-type="float" office:value="179514.6" calcext:value-type="float">
            <text:p>179514,6</text:p>
          </table:table-cell>
          <table:table-cell office:value-type="float" office:value="17.531" calcext:value-type="float">
            <text:p>17,53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-1484115153" calcext:value-type="float">
            <text:p>-1484115153</text:p>
          </table:table-cell>
          <table:table-cell office:value-type="float" office:value="179359.2" calcext:value-type="float">
            <text:p>179359,2</text:p>
          </table:table-cell>
          <table:table-cell office:value-type="float" office:value="17.516" calcext:value-type="float">
            <text:p>17,516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571397049" calcext:value-type="float">
            <text:p>571397049</text:p>
          </table:table-cell>
          <table:table-cell office:value-type="float" office:value="180623.6" calcext:value-type="float">
            <text:p>180623,6</text:p>
          </table:table-cell>
          <table:table-cell office:value-type="float" office:value="17.639" calcext:value-type="float">
            <text:p>17,63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22285461" calcext:value-type="float">
            <text:p>1722285461</text:p>
          </table:table-cell>
          <table:table-cell office:value-type="float" office:value="176842.4" calcext:value-type="float">
            <text:p>176842,4</text:p>
          </table:table-cell>
          <table:table-cell office:value-type="float" office:value="17.27" calcext:value-type="float">
            <text:p>17,27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722285461" calcext:value-type="float">
            <text:p>1722285461</text:p>
          </table:table-cell>
          <table:table-cell office:value-type="float" office:value="176895.6" calcext:value-type="float">
            <text:p>176895,6</text:p>
          </table:table-cell>
          <table:table-cell office:value-type="float" office:value="17.275" calcext:value-type="float">
            <text:p>17,27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0240" calcext:value-type="float">
            <text:p>10240</text:p>
          </table:table-cell>
          <table:table-cell office:value-type="float" office:value="158596076" calcext:value-type="float">
            <text:p>158596076</text:p>
          </table:table-cell>
          <table:table-cell office:value-type="float" office:value="192634" calcext:value-type="float">
            <text:p>192634</text:p>
          </table:table-cell>
          <table:table-cell office:value-type="float" office:value="18.812" calcext:value-type="float">
            <text:p>18,81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23453573" calcext:value-type="float">
            <text:p>-123453573</text:p>
          </table:table-cell>
          <table:table-cell office:value-type="float" office:value="271341.2" calcext:value-type="float">
            <text:p>271341,2</text:p>
          </table:table-cell>
          <table:table-cell office:value-type="float" office:value="17.665" calcext:value-type="float">
            <text:p>17,66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23453573" calcext:value-type="float">
            <text:p>-123453573</text:p>
          </table:table-cell>
          <table:table-cell office:value-type="float" office:value="264949.8" calcext:value-type="float">
            <text:p>264949,8</text:p>
          </table:table-cell>
          <table:table-cell office:value-type="float" office:value="17.249" calcext:value-type="float">
            <text:p>17,24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236204303" calcext:value-type="float">
            <text:p>236204303</text:p>
          </table:table-cell>
          <table:table-cell office:value-type="float" office:value="283501" calcext:value-type="float">
            <text:p>283501</text:p>
          </table:table-cell>
          <table:table-cell office:value-type="float" office:value="18.457" calcext:value-type="float">
            <text:p>18,457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358815021" calcext:value-type="float">
            <text:p>-358815021</text:p>
          </table:table-cell>
          <table:table-cell office:value-type="float" office:value="275120" calcext:value-type="float">
            <text:p>275120</text:p>
          </table:table-cell>
          <table:table-cell office:value-type="float" office:value="17.911" calcext:value-type="float">
            <text:p>17,91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19480226" calcext:value-type="float">
            <text:p>1519480226</text:p>
          </table:table-cell>
          <table:table-cell office:value-type="float" office:value="287343.8" calcext:value-type="float">
            <text:p>287343,8</text:p>
          </table:table-cell>
          <table:table-cell office:value-type="float" office:value="18.707" calcext:value-type="float">
            <text:p>18,707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898694693" calcext:value-type="float">
            <text:p>-1898694693</text:p>
          </table:table-cell>
          <table:table-cell office:value-type="float" office:value="270410" calcext:value-type="float">
            <text:p>270410</text:p>
          </table:table-cell>
          <table:table-cell office:value-type="float" office:value="17.605" calcext:value-type="float">
            <text:p>17,60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-1670717589" calcext:value-type="float">
            <text:p>-1670717589</text:p>
          </table:table-cell>
          <table:table-cell office:value-type="float" office:value="269200.6" calcext:value-type="float">
            <text:p>269200,6</text:p>
          </table:table-cell>
          <table:table-cell office:value-type="float" office:value="17.526" calcext:value-type="float">
            <text:p>17,526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52765231" calcext:value-type="float">
            <text:p>1552765231</text:p>
          </table:table-cell>
          <table:table-cell office:value-type="float" office:value="275105" calcext:value-type="float">
            <text:p>275105</text:p>
          </table:table-cell>
          <table:table-cell office:value-type="float" office:value="17.91" calcext:value-type="float">
            <text:p>17,9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1552765231" calcext:value-type="float">
            <text:p>1552765231</text:p>
          </table:table-cell>
          <table:table-cell office:value-type="float" office:value="275905.4" calcext:value-type="float">
            <text:p>275905,4</text:p>
          </table:table-cell>
          <table:table-cell office:value-type="float" office:value="17.963" calcext:value-type="float">
            <text:p>17,963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5360" calcext:value-type="float">
            <text:p>15360</text:p>
          </table:table-cell>
          <table:table-cell office:value-type="float" office:value="44820337" calcext:value-type="float">
            <text:p>44820337</text:p>
          </table:table-cell>
          <table:table-cell office:value-type="float" office:value="276101.6" calcext:value-type="float">
            <text:p>276101,6</text:p>
          </table:table-cell>
          <table:table-cell office:value-type="float" office:value="17.975" calcext:value-type="float">
            <text:p>17,97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52491456" calcext:value-type="float">
            <text:p>952491456</text:p>
          </table:table-cell>
          <table:table-cell office:value-type="float" office:value="734618.8" calcext:value-type="float">
            <text:p>734618,8</text:p>
          </table:table-cell>
          <table:table-cell office:value-type="float" office:value="17.935" calcext:value-type="float">
            <text:p>17,93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952491456" calcext:value-type="float">
            <text:p>952491456</text:p>
          </table:table-cell>
          <table:table-cell office:value-type="float" office:value="748564.4" calcext:value-type="float">
            <text:p>748564,4</text:p>
          </table:table-cell>
          <table:table-cell office:value-type="float" office:value="18.275" calcext:value-type="float">
            <text:p>18,27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750223" calcext:value-type="float">
            <text:p>750223</text:p>
          </table:table-cell>
          <table:table-cell office:value-type="float" office:value="754652.8" calcext:value-type="float">
            <text:p>754652,8</text:p>
          </table:table-cell>
          <table:table-cell office:value-type="float" office:value="18.424" calcext:value-type="float">
            <text:p>18,42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1016210163" calcext:value-type="float">
            <text:p>1016210163</text:p>
          </table:table-cell>
          <table:table-cell office:value-type="float" office:value="744569.8" calcext:value-type="float">
            <text:p>744569,8</text:p>
          </table:table-cell>
          <table:table-cell office:value-type="float" office:value="18.178" calcext:value-type="float">
            <text:p>18,178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1664956455" calcext:value-type="float">
            <text:p>-1664956455</text:p>
          </table:table-cell>
          <table:table-cell office:value-type="float" office:value="756620.4" calcext:value-type="float">
            <text:p>756620,4</text:p>
          </table:table-cell>
          <table:table-cell office:value-type="float" office:value="18.472" calcext:value-type="float">
            <text:p>18,47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2018453743" calcext:value-type="float">
            <text:p>-2018453743</text:p>
          </table:table-cell>
          <table:table-cell office:value-type="float" office:value="748413.2" calcext:value-type="float">
            <text:p>748413,2</text:p>
          </table:table-cell>
          <table:table-cell office:value-type="float" office:value="18.272" calcext:value-type="float">
            <text:p>18,27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29025418" calcext:value-type="float">
            <text:p>-429025418</text:p>
          </table:table-cell>
          <table:table-cell office:value-type="float" office:value="752185.8" calcext:value-type="float">
            <text:p>752185,8</text:p>
          </table:table-cell>
          <table:table-cell office:value-type="float" office:value="18.364" calcext:value-type="float">
            <text:p>18,36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993600926" calcext:value-type="float">
            <text:p>-993600926</text:p>
          </table:table-cell>
          <table:table-cell office:value-type="float" office:value="743064.6" calcext:value-type="float">
            <text:p>743064,6</text:p>
          </table:table-cell>
          <table:table-cell office:value-type="float" office:value="18.141" calcext:value-type="float">
            <text:p>18,14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993600926" calcext:value-type="float">
            <text:p>-993600926</text:p>
          </table:table-cell>
          <table:table-cell office:value-type="float" office:value="732981.2" calcext:value-type="float">
            <text:p>732981,2</text:p>
          </table:table-cell>
          <table:table-cell office:value-type="float" office:value="17.895" calcext:value-type="float">
            <text:p>17,89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0960" calcext:value-type="float">
            <text:p>40960</text:p>
          </table:table-cell>
          <table:table-cell office:value-type="float" office:value="-470383855" calcext:value-type="float">
            <text:p>-470383855</text:p>
          </table:table-cell>
          <table:table-cell office:value-type="float" office:value="731627.2" calcext:value-type="float">
            <text:p>731627,2</text:p>
          </table:table-cell>
          <table:table-cell office:value-type="float" office:value="17.862" calcext:value-type="float">
            <text:p>17,86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978031132" calcext:value-type="float">
            <text:p>-1978031132</text:p>
          </table:table-cell>
          <table:table-cell office:value-type="float" office:value="1505128.6" calcext:value-type="float">
            <text:p>1505128,6</text:p>
          </table:table-cell>
          <table:table-cell office:value-type="float" office:value="18.373" calcext:value-type="float">
            <text:p>18,373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628012950" calcext:value-type="float">
            <text:p>-628012950</text:p>
          </table:table-cell>
          <table:table-cell office:value-type="float" office:value="1488600" calcext:value-type="float">
            <text:p>1488600</text:p>
          </table:table-cell>
          <table:table-cell office:value-type="float" office:value="18.171" calcext:value-type="float">
            <text:p>18,17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628012950" calcext:value-type="float">
            <text:p>-628012950</text:p>
          </table:table-cell>
          <table:table-cell office:value-type="float" office:value="1495799.4" calcext:value-type="float">
            <text:p>1495799,4</text:p>
          </table:table-cell>
          <table:table-cell office:value-type="float" office:value="18.259" calcext:value-type="float">
            <text:p>18,25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447248520" calcext:value-type="float">
            <text:p>-447248520</text:p>
          </table:table-cell>
          <table:table-cell office:value-type="float" office:value="1469932.2" calcext:value-type="float">
            <text:p>1469932,2</text:p>
          </table:table-cell>
          <table:table-cell office:value-type="float" office:value="17.944" calcext:value-type="float">
            <text:p>17,94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985398961" calcext:value-type="float">
            <text:p>1985398961</text:p>
          </table:table-cell>
          <table:table-cell office:value-type="float" office:value="1492129.6" calcext:value-type="float">
            <text:p>1492129,6</text:p>
          </table:table-cell>
          <table:table-cell office:value-type="float" office:value="18.214" calcext:value-type="float">
            <text:p>18,21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1133932664" calcext:value-type="float">
            <text:p>-1133932664</text:p>
          </table:table-cell>
          <table:table-cell office:value-type="float" office:value="1497554.6" calcext:value-type="float">
            <text:p>1497554,6</text:p>
          </table:table-cell>
          <table:table-cell office:value-type="float" office:value="18.281" calcext:value-type="float">
            <text:p>18,28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2088794670" calcext:value-type="float">
            <text:p>2088794670</text:p>
          </table:table-cell>
          <table:table-cell office:value-type="float" office:value="1502230.6" calcext:value-type="float">
            <text:p>1502230,6</text:p>
          </table:table-cell>
          <table:table-cell office:value-type="float" office:value="18.338" calcext:value-type="float">
            <text:p>18,338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17239430" calcext:value-type="float">
            <text:p>-2017239430</text:p>
          </table:table-cell>
          <table:table-cell office:value-type="float" office:value="1483107.2" calcext:value-type="float">
            <text:p>1483107,2</text:p>
          </table:table-cell>
          <table:table-cell office:value-type="float" office:value="18.104" calcext:value-type="float">
            <text:p>18,10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-2017239430" calcext:value-type="float">
            <text:p>-2017239430</text:p>
          </table:table-cell>
          <table:table-cell office:value-type="float" office:value="1473649.2" calcext:value-type="float">
            <text:p>1473649,2</text:p>
          </table:table-cell>
          <table:table-cell office:value-type="float" office:value="17.989" calcext:value-type="float">
            <text:p>17,989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1920" calcext:value-type="float">
            <text:p>81920</text:p>
          </table:table-cell>
          <table:table-cell office:value-type="float" office:value="1799234202" calcext:value-type="float">
            <text:p>1799234202</text:p>
          </table:table-cell>
          <table:table-cell office:value-type="float" office:value="1506702.4" calcext:value-type="float">
            <text:p>1506702,4</text:p>
          </table:table-cell>
          <table:table-cell office:value-type="float" office:value="18.392" calcext:value-type="float">
            <text:p>18,392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31472980" calcext:value-type="float">
            <text:p>31472980</text:p>
          </table:table-cell>
          <table:table-cell office:value-type="float" office:value="3001032.6" calcext:value-type="float">
            <text:p>3001032,6</text:p>
          </table:table-cell>
          <table:table-cell office:value-type="float" office:value="18.317" calcext:value-type="float">
            <text:p>18,317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50375105" calcext:value-type="float">
            <text:p>1050375105</text:p>
          </table:table-cell>
          <table:table-cell office:value-type="float" office:value="3014726" calcext:value-type="float">
            <text:p>3014726</text:p>
          </table:table-cell>
          <table:table-cell office:value-type="float" office:value="18.4" calcext:value-type="float">
            <text:p>18,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1050375105" calcext:value-type="float">
            <text:p>1050375105</text:p>
          </table:table-cell>
          <table:table-cell office:value-type="float" office:value="3009831.6" calcext:value-type="float">
            <text:p>3009831,6</text:p>
          </table:table-cell>
          <table:table-cell office:value-type="float" office:value="18.371" calcext:value-type="float">
            <text:p>18,37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80619621" calcext:value-type="float">
            <text:p>80619621</text:p>
          </table:table-cell>
          <table:table-cell office:value-type="float" office:value="2993875" calcext:value-type="float">
            <text:p>2993875</text:p>
          </table:table-cell>
          <table:table-cell office:value-type="float" office:value="18.273" calcext:value-type="float">
            <text:p>18,273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586198699" calcext:value-type="float">
            <text:p>-586198699</text:p>
          </table:table-cell>
          <table:table-cell office:value-type="float" office:value="2959135.2" calcext:value-type="float">
            <text:p>2959135,2</text:p>
          </table:table-cell>
          <table:table-cell office:value-type="float" office:value="18.061" calcext:value-type="float">
            <text:p>18,061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013269043" calcext:value-type="float">
            <text:p>-1013269043</text:p>
          </table:table-cell>
          <table:table-cell office:value-type="float" office:value="2990091" calcext:value-type="float">
            <text:p>2990091</text:p>
          </table:table-cell>
          <table:table-cell office:value-type="float" office:value="18.25" calcext:value-type="float">
            <text:p>18,2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764911382" calcext:value-type="float">
            <text:p>-764911382</text:p>
          </table:table-cell>
          <table:table-cell office:value-type="float" office:value="2998972.6" calcext:value-type="float">
            <text:p>2998972,6</text:p>
          </table:table-cell>
          <table:table-cell office:value-type="float" office:value="18.304" calcext:value-type="float">
            <text:p>18,304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-1280709319" calcext:value-type="float">
            <text:p>-1280709319</text:p>
          </table:table-cell>
          <table:table-cell office:value-type="float" office:value="2990490.8" calcext:value-type="float">
            <text:p>2990490,8</text:p>
          </table:table-cell>
          <table:table-cell office:value-type="float" office:value="18.253" calcext:value-type="float">
            <text:p>18,253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773193552" calcext:value-type="float">
            <text:p>773193552</text:p>
          </table:table-cell>
          <table:table-cell office:value-type="float" office:value="2989333.6" calcext:value-type="float">
            <text:p>2989333,6</text:p>
          </table:table-cell>
          <table:table-cell office:value-type="float" office:value="18.245" calcext:value-type="float">
            <text:p>18,245</text:p>
          </table:table-cell>
          <table:table-cell table:number-columns-repeated="9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3840" calcext:value-type="float">
            <text:p>163840</text:p>
          </table:table-cell>
          <table:table-cell office:value-type="float" office:value="773193552" calcext:value-type="float">
            <text:p>773193552</text:p>
          </table:table-cell>
          <table:table-cell office:value-type="float" office:value="2963530" calcext:value-type="float">
            <text:p>2963530</text:p>
          </table:table-cell>
          <table:table-cell office:value-type="float" office:value="18.088" calcext:value-type="float">
            <text:p>18,088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compara.A1:compara.F35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gl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23T12:27:43.759853422</dc:date>
    <meta:editing-duration>PT26M42S</meta:editing-duration>
    <meta:editing-cycles>1</meta:editing-cycles>
    <meta:document-statistic meta:table-count="1" meta:cell-count="2121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09cm" svg:y="0.316cm" chart:style-name="ch2">
          <text:p>Comparación Double-Integer D=2</text:p>
        </chart:title>
        <chart:legend chart:legend-position="end" svg:x="13.598cm" svg:y="3.952cm" style:legend-expansion="high" chart:style-name="ch3"/>
        <chart:plot-area chart:style-name="ch4" table:cell-range-address="compara.I4:compara.O5 compara.I9:compara.O9" chart:data-source-has-labels="row" svg:x="0.32cm" svg:y="1.275cm" svg:width="12.958cm" svg:height="7.545cm">
          <chart:coordinate-region svg:x="0.756cm" svg:y="1.475cm" svg:width="11.872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mpara.I5:compara.O5" loext:label-string="&quot;Double&quot;" chart:class="chart:scatter">
            <chart:domain table:cell-range-address="compara.I4:compara.O4"/>
            <chart:data-point chart:repeated="7"/>
          </chart:series>
          <chart:series chart:style-name="ch9" chart:values-cell-range-address="compara.I9:compara.O9" loext:label-string="integer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4</text:p>
              </table:table-cell>
              <table:table-cell office:value-type="string">
                <text:p>Double</text:p>
              </table:table-cell>
              <table:table-cell office:value-type="string">
                <text:p>integer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3072">
                <text:p>3072</text:p>
                <draw:g>
                  <svg:desc>compara.I4:compara.O4</svg:desc>
                </draw:g>
              </table:table-cell>
              <table:table-cell office:value-type="float" office:value="5.8768">
                <text:p>5.8768</text:p>
                <draw:g>
                  <svg:desc>compara.I5:compara.O5</svg:desc>
                </draw:g>
              </table:table-cell>
              <table:table-cell office:value-type="float" office:value="7.1402">
                <text:p>7.1402</text:p>
                <draw:g>
                  <svg:desc>compara.I9:compara.O9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216">
                <text:p>9216</text:p>
              </table:table-cell>
              <table:table-cell office:value-type="float" office:value="5.894">
                <text:p>5.894</text:p>
              </table:table-cell>
              <table:table-cell office:value-type="float" office:value="7.1724">
                <text:p>7.17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1920">
                <text:p>81920</text:p>
              </table:table-cell>
              <table:table-cell office:value-type="float" office:value="5.9073">
                <text:p>5.9073</text:p>
              </table:table-cell>
              <table:table-cell office:value-type="float" office:value="7.1359">
                <text:p>7.1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2880">
                <text:p>122880</text:p>
              </table:table-cell>
              <table:table-cell office:value-type="float" office:value="5.9182">
                <text:p>5.9182</text:p>
              </table:table-cell>
              <table:table-cell office:value-type="float" office:value="7.1619">
                <text:p>7.1619</text:p>
              </table:table-cell>
            </table:table-row>
            <table:table-row>
              <table:table-cell office:value-type="string"/>
              <table:table-cell office:value-type="float" office:value="327680">
                <text:p>327680</text:p>
              </table:table-cell>
              <table:table-cell office:value-type="float" office:value="5.9443">
                <text:p>5.9443</text:p>
              </table:table-cell>
              <table:table-cell office:value-type="float" office:value="7.2115">
                <text:p>7.2115</text:p>
              </table:table-cell>
            </table:table-row>
            <table:table-row>
              <table:table-cell office:value-type="string"/>
              <table:table-cell office:value-type="float" office:value="655360">
                <text:p>655360</text:p>
              </table:table-cell>
              <table:table-cell office:value-type="float" office:value="5.9413">
                <text:p>5.9413</text:p>
              </table:table-cell>
              <table:table-cell office:value-type="float" office:value="7.2024">
                <text:p>7.2024</text:p>
              </table:table-cell>
            </table:table-row>
            <table:table-row>
              <table:table-cell office:value-type="string"/>
              <table:table-cell office:value-type="float" office:value="1310720">
                <text:p>1310720</text:p>
              </table:table-cell>
              <table:table-cell office:value-type="float" office:value="5.921">
                <text:p>5.921</text:p>
              </table:table-cell>
              <table:table-cell office:value-type="float" office:value="7.1758">
                <text:p>7.17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